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241000" table:style-name="ce9">
            <text:p>15.241.000</text:p>
          </table:table-cell>
          <table:table-cell office:value-type="float" office:value="15099148.5" table:style-name="ce9">
            <text:p>15.099.149</text:p>
          </table:table-cell>
          <table:table-cell office:value-type="percentage" office:value="0.99069276950331342" table:style-name="ce10">
            <text:p>99,1%</text:p>
          </table:table-cell>
          <table:table-cell office:value-type="float" office:value="7183895" table:style-name="ce8">
            <text:p>7.183.895</text:p>
          </table:table-cell>
          <table:table-cell office:value-type="float" office:value="6858691" table:style-name="ce8">
            <text:p>6.858.691</text:p>
          </table:table-cell>
          <table:table-cell office:value-type="float" office:value="2104448" table:style-name="ce8">
            <text:p>2.104.448</text:p>
          </table:table-cell>
          <table:table-cell office:value-type="date" office:date-value="2022-01-04T00:00:00" table:style-name="ce11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77196.5" table:style-name="ce14">
            <text:p>2.377.197</text:p>
          </table:table-cell>
          <table:table-cell office:value-type="percentage" office:value="0.99090481263984898" table:style-name="ce15">
            <text:p>99,1%</text:p>
          </table:table-cell>
          <table:table-cell office:value-type="float" office:value="1117858" table:style-name="ce13">
            <text:p>1.117.858</text:p>
          </table:table-cell>
          <table:table-cell office:value-type="float" office:value="1066685" table:style-name="ce13">
            <text:p>1.066.685</text:p>
          </table:table-cell>
          <table:table-cell office:value-type="float" office:value="427805" table:style-name="ce13">
            <text:p>427.805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75965" table:style-name="ce14">
            <text:p>2.175.965</text:p>
          </table:table-cell>
          <table:table-cell office:value-type="float" office:value="2090184.5" table:style-name="ce14">
            <text:p>2.090.185</text:p>
          </table:table-cell>
          <table:table-cell office:value-type="percentage" office:value="0.96057818025565667" table:style-name="ce15">
            <text:p>96,1%</text:p>
          </table:table-cell>
          <table:table-cell office:value-type="float" office:value="902243" table:style-name="ce13">
            <text:p>902.243</text:p>
          </table:table-cell>
          <table:table-cell office:value-type="float" office:value="870240" table:style-name="ce13">
            <text:p>870.240</text:p>
          </table:table-cell>
          <table:table-cell office:value-type="float" office:value="501220" table:style-name="ce13">
            <text:p>501.220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56630" table:style-name="ce14">
            <text:p>1.856.630</text:p>
          </table:table-cell>
          <table:table-cell office:value-type="percentage" office:value="0.88252350299984694" table:style-name="ce15">
            <text:p>88,3%</text:p>
          </table:table-cell>
          <table:table-cell office:value-type="float" office:value="901206" table:style-name="ce13">
            <text:p>901.206</text:p>
          </table:table-cell>
          <table:table-cell office:value-type="float" office:value="868328" table:style-name="ce13">
            <text:p>868.328</text:p>
          </table:table-cell>
          <table:table-cell office:value-type="float" office:value="265247" table:style-name="ce13">
            <text:p>265.247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821920" table:style-name="ce14">
            <text:p>3.821.920</text:p>
          </table:table-cell>
          <table:table-cell office:value-type="float" office:value="3715132" table:style-name="ce14">
            <text:p>3.715.132</text:p>
          </table:table-cell>
          <table:table-cell office:value-type="percentage" office:value="0.97205906978691337" table:style-name="ce15">
            <text:p>97,2%</text:p>
          </table:table-cell>
          <table:table-cell office:value-type="float" office:value="1764488" table:style-name="ce13">
            <text:p>1.764.488</text:p>
          </table:table-cell>
          <table:table-cell office:value-type="float" office:value="1665366" table:style-name="ce13">
            <text:p>1.665.366</text:p>
          </table:table-cell>
          <table:table-cell office:value-type="float" office:value="585385" table:style-name="ce13">
            <text:p>585.385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45400" table:style-name="ce7">
            <text:p>14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55105" table:style-name="ce14">
            <text:p>1.155.105</text:p>
          </table:table-cell>
          <table:table-cell office:value-type="float" office:value="1123305.5" table:style-name="ce14">
            <text:p>1.123.306</text:p>
          </table:table-cell>
          <table:table-cell office:value-type="percentage" office:value="0.97247046805268789" table:style-name="ce15">
            <text:p>97,2%</text:p>
          </table:table-cell>
          <table:table-cell office:value-type="float" office:value="508181" table:style-name="ce13">
            <text:p>508.181</text:p>
          </table:table-cell>
          <table:table-cell office:value-type="float" office:value="484806" table:style-name="ce13">
            <text:p>484.806</text:p>
          </table:table-cell>
          <table:table-cell office:value-type="float" office:value="213092" table:style-name="ce13">
            <text:p>213.092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65987" table:style-name="ce14">
            <text:p>4.765.987</text:p>
          </table:table-cell>
          <table:table-cell office:value-type="percentage" office:value="0.93552661203589871" table:style-name="ce15">
            <text:p>93,6%</text:p>
          </table:table-cell>
          <table:table-cell office:value-type="float" office:value="2083740" table:style-name="ce13">
            <text:p>2.083.740</text:p>
          </table:table-cell>
          <table:table-cell office:value-type="float" office:value="1995389" table:style-name="ce13">
            <text:p>1.995.389</text:p>
          </table:table-cell>
          <table:table-cell office:value-type="float" office:value="982553" table:style-name="ce13">
            <text:p>982.553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821270" table:style-name="ce7">
            <text:p>82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88850" table:style-name="ce14">
            <text:p>3.888.850</text:p>
          </table:table-cell>
          <table:table-cell office:value-type="float" office:value="3569134.5" table:style-name="ce14">
            <text:p>3.569.135</text:p>
          </table:table-cell>
          <table:table-cell office:value-type="percentage" office:value="0.91778662072335004" table:style-name="ce15">
            <text:p>91,8%</text:p>
          </table:table-cell>
          <table:table-cell office:value-type="float" office:value="1696226" table:style-name="ce13">
            <text:p>1.696.226</text:p>
          </table:table-cell>
          <table:table-cell office:value-type="float" office:value="1588801" table:style-name="ce13">
            <text:p>1.588.801</text:p>
          </table:table-cell>
          <table:table-cell office:value-type="float" office:value="654430" table:style-name="ce13">
            <text:p>654.430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648650" table:style-name="ce14">
            <text:p>13.648.650</text:p>
          </table:table-cell>
          <table:table-cell office:value-type="float" office:value="12957710.5" table:style-name="ce14">
            <text:p>12.957.711</text:p>
          </table:table-cell>
          <table:table-cell office:value-type="percentage" office:value="0.94937671491319653" table:style-name="ce15">
            <text:p>94,9%</text:p>
          </table:table-cell>
          <table:table-cell office:value-type="float" office:value="6336938" table:style-name="ce13">
            <text:p>6.336.938</text:p>
          </table:table-cell>
          <table:table-cell office:value-type="float" office:value="6013469" table:style-name="ce13">
            <text:p>6.013.469</text:p>
          </table:table-cell>
          <table:table-cell office:value-type="float" office:value="2254502" table:style-name="ce13">
            <text:p>2.254.502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9032858" table:style-name="ce14">
            <text:p>9.032.858</text:p>
          </table:table-cell>
          <table:table-cell office:value-type="percentage" office:value="0.96847844209007217" table:style-name="ce15">
            <text:p>96,8%</text:p>
          </table:table-cell>
          <table:table-cell office:value-type="float" office:value="4254065" table:style-name="ce13">
            <text:p>4.254.065</text:p>
          </table:table-cell>
          <table:table-cell office:value-type="float" office:value="4074611" table:style-name="ce13">
            <text:p>4.074.611</text:p>
          </table:table-cell>
          <table:table-cell office:value-type="float" office:value="1564520" table:style-name="ce13">
            <text:p>1.564.520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51770" table:style-name="ce7">
            <text:p>25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1969858" table:style-name="ce14">
            <text:p>1.969.858</text:p>
          </table:table-cell>
          <table:table-cell office:value-type="float" office:value="2050514" table:style-name="ce14">
            <text:p>2.050.514</text:p>
          </table:table-cell>
          <table:table-cell office:value-type="percentage" office:value="1" table:style-name="ce15">
            <text:p>100,0%</text:p>
          </table:table-cell>
          <table:table-cell office:value-type="float" office:value="930915" table:style-name="ce13">
            <text:p>930.915</text:p>
          </table:table-cell>
          <table:table-cell office:value-type="float" office:value="892795" table:style-name="ce13">
            <text:p>892.795</text:p>
          </table:table-cell>
          <table:table-cell office:value-type="float" office:value="385714" table:style-name="ce13">
            <text:p>385.714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415679" table:style-name="ce14">
            <text:p>5.415.679</text:p>
          </table:table-cell>
          <table:table-cell office:value-type="float" office:value="5578468" table:style-name="ce14">
            <text:p>5.578.468</text:p>
          </table:table-cell>
          <table:table-cell office:value-type="percentage" office:value="1" table:style-name="ce15">
            <text:p>100,0%</text:p>
          </table:table-cell>
          <table:table-cell office:value-type="float" office:value="2408388" table:style-name="ce13">
            <text:p>2.408.388</text:p>
          </table:table-cell>
          <table:table-cell office:value-type="float" office:value="2311643" table:style-name="ce13">
            <text:p>2.311.643</text:p>
          </table:table-cell>
          <table:table-cell office:value-type="float" office:value="1397613" table:style-name="ce13">
            <text:p>1.397.613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75151" table:style-name="ce14">
            <text:p>575.151</text:p>
          </table:table-cell>
          <table:table-cell office:value-type="percentage" office:value="0.96940190964175255" table:style-name="ce15">
            <text:p>96,9%</text:p>
          </table:table-cell>
          <table:table-cell office:value-type="float" office:value="272070" table:style-name="ce13">
            <text:p>272.070</text:p>
          </table:table-cell>
          <table:table-cell office:value-type="float" office:value="259164" table:style-name="ce13">
            <text:p>259.164</text:p>
          </table:table-cell>
          <table:table-cell office:value-type="float" office:value="102901" table:style-name="ce13">
            <text:p>102.901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784194" table:style-name="ce14">
            <text:p>11.784.194</text:p>
          </table:table-cell>
          <table:table-cell office:value-type="percentage" office:value="0.97415111410912814" table:style-name="ce15">
            <text:p>97,4%</text:p>
          </table:table-cell>
          <table:table-cell office:value-type="float" office:value="5621122" table:style-name="ce13">
            <text:p>5.621.122</text:p>
          </table:table-cell>
          <table:table-cell office:value-type="float" office:value="5340363" table:style-name="ce13">
            <text:p>5.340.363</text:p>
          </table:table-cell>
          <table:table-cell office:value-type="float" office:value="2039220" table:style-name="ce13">
            <text:p>2.039.220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05175" table:style-name="ce14">
            <text:p>2.605.175</text:p>
          </table:table-cell>
          <table:table-cell office:value-type="float" office:value="2538271" table:style-name="ce14">
            <text:p>2.538.271</text:p>
          </table:table-cell>
          <table:table-cell office:value-type="percentage" office:value="0.97431880775763624" table:style-name="ce15">
            <text:p>97,4%</text:p>
          </table:table-cell>
          <table:table-cell office:value-type="float" office:value="1262520" table:style-name="ce13">
            <text:p>1.262.520</text:p>
          </table:table-cell>
          <table:table-cell office:value-type="float" office:value="1190399" table:style-name="ce13">
            <text:p>1.190.399</text:p>
          </table:table-cell>
          <table:table-cell office:value-type="float" office:value="376599" table:style-name="ce13">
            <text:p>376.599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181680.5" table:style-name="ce14">
            <text:p>1.181.681</text:p>
          </table:table-cell>
          <table:table-cell office:value-type="percentage" office:value="0.96312366281557549" table:style-name="ce15">
            <text:p>96,3%</text:p>
          </table:table-cell>
          <table:table-cell office:value-type="float" office:value="552793" table:style-name="ce13">
            <text:p>552.793</text:p>
          </table:table-cell>
          <table:table-cell office:value-type="float" office:value="529728" table:style-name="ce13">
            <text:p>529.728</text:p>
          </table:table-cell>
          <table:table-cell office:value-type="float" office:value="209799" table:style-name="ce13">
            <text:p>209.799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4019176.5" table:style-name="ce14">
            <text:p>4.019.177</text:p>
          </table:table-cell>
          <table:table-cell office:value-type="percentage" office:value="0.95892857142857146" table:style-name="ce15">
            <text:p>95,9%</text:p>
          </table:table-cell>
          <table:table-cell office:value-type="float" office:value="1902182" table:style-name="ce13">
            <text:p>1.902.182</text:p>
          </table:table-cell>
          <table:table-cell office:value-type="float" office:value="1811202" table:style-name="ce13">
            <text:p>1.811.202</text:p>
          </table:table-cell>
          <table:table-cell office:value-type="float" office:value="776841" table:style-name="ce13">
            <text:p>776.841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1132" table:style-name="ce14">
            <text:p>131.132</text:p>
          </table:table-cell>
          <table:table-cell office:value-type="percentage" office:value="0.88468207117557762" table:style-name="ce15">
            <text:p>88,5%</text:p>
          </table:table-cell>
          <table:table-cell office:value-type="float" office:value="66244" table:style-name="ce13">
            <text:p>66.244</text:p>
          </table:table-cell>
          <table:table-cell office:value-type="float" office:value="61304" table:style-name="ce13">
            <text:p>61.304</text:p>
          </table:table-cell>
          <table:table-cell office:value-type="float" office:value="17734" table:style-name="ce13">
            <text:p>17.734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7886.5" table:style-name="ce14">
            <text:p>127.887</text:p>
          </table:table-cell>
          <table:table-cell office:value-type="percentage" office:value="0.86938477226376609" table:style-name="ce15">
            <text:p>86,9%</text:p>
          </table:table-cell>
          <table:table-cell office:value-type="float" office:value="63682" table:style-name="ce13">
            <text:p>63.682</text:p>
          </table:table-cell>
          <table:table-cell office:value-type="float" office:value="58680" table:style-name="ce13">
            <text:p>58.680</text:p>
          </table:table-cell>
          <table:table-cell office:value-type="float" office:value="19751" table:style-name="ce13">
            <text:p>19.751</text:p>
          </table:table-cell>
          <table:table-cell office:value-type="date" office:date-value="2022-01-03T00:00:00" table:style-name="ce17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6407.5" table:style-name="ce14">
            <text:p>206.408</text:p>
          </table:table-cell>
          <table:table-cell office:value-type="percentage" office:value="0.97252848217567067" table:style-name="ce15">
            <text:p>97,3%</text:p>
          </table:table-cell>
          <table:table-cell office:value-type="float" office:value="95326" table:style-name="ce13">
            <text:p>95.326</text:p>
          </table:table-cell>
          <table:table-cell office:value-type="float" office:value="92075" table:style-name="ce13">
            <text:p>92.075</text:p>
          </table:table-cell>
          <table:table-cell office:value-type="float" office:value="38258" table:style-name="ce13">
            <text:p>38.258</text:p>
          </table:table-cell>
          <table:table-cell office:value-type="date" office:date-value="2022-01-04T00:00:00" table:style-name="ce17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30" table:style-name="ce7">
            <text:p>6.13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770" table:style-name="ce14">
            <text:p>10.770</text:p>
          </table:table-cell>
          <table:table-cell office:value-type="float" office:value="10748" table:style-name="ce14">
            <text:p>10.748</text:p>
          </table:table-cell>
          <table:table-cell office:value-type="percentage" office:value="0.99795728876508816" table:style-name="ce15">
            <text:p>99,8%</text:p>
          </table:table-cell>
          <table:table-cell office:value-type="float" office:value="7840" table:style-name="ce13">
            <text:p>7.840</text:p>
          </table:table-cell>
          <table:table-cell office:value-type="float" office:value="7373" table:style-name="ce13">
            <text:p>7.373</text:p>
          </table:table-cell>
          <table:table-cell office:value-type="float" office:value="434" table:style-name="ce13">
            <text:p>434</text:p>
          </table:table-cell>
          <table:table-cell office:value-type="date" office:date-value="2022-01-04T00:00:00" table:style-name="ce17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824360" table:style-name="ce20">
            <text:p>15.824.36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87473058" table:style-name="ce23">
            <text:p>87.473.058</text:p>
          </table:table-cell>
          <table:table-cell office:value-type="float" office:value="84790916" table:style-name="ce23">
            <text:p>84.790.916</text:p>
          </table:table-cell>
          <table:table-cell office:value-type="percentage" office:value="0.96933750732711321" table:style-name="ce24">
            <text:p>96,9%</text:p>
          </table:table-cell>
          <table:table-cell office:value-type="float" office:value="39931922" table:style-name="ce23">
            <text:p>39.931.922</text:p>
          </table:table-cell>
          <table:table-cell office:value-type="float" office:value="38041112" table:style-name="ce23">
            <text:p>38.041.112</text:p>
          </table:table-cell>
          <table:table-cell office:value-type="float" office:value="14918066" table:style-name="ce23">
            <text:p>14.918.06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82763" table:style-name="ce31">
            <text:p>6.982.763</text:p>
          </table:table-cell>
          <table:table-cell office:value-type="percentage" office:value="0.93703521549656299" table:style-name="ce32">
            <text:p>93,7%</text:p>
          </table:table-cell>
          <table:table-cell office:value-type="float" office:value="6858691" table:style-name="ce31">
            <text:p>6.858.691</text:p>
          </table:table-cell>
          <table:table-cell office:value-type="percentage" office:value="0.92038566957081847" table:style-name="ce32">
            <text:p>92,0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6026" table:style-name="ce31">
            <text:p>1.086.026</text:p>
          </table:table-cell>
          <table:table-cell office:value-type="percentage" office:value="0.91637401340270386" table:style-name="ce32">
            <text:p>91,6%</text:p>
          </table:table-cell>
          <table:table-cell office:value-type="float" office:value="1066685" table:style-name="ce31">
            <text:p>1.066.685</text:p>
          </table:table-cell>
          <table:table-cell office:value-type="percentage" office:value="0.90005433984680216" table:style-name="ce32">
            <text:p>90,0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9915" table:style-name="ce31">
            <text:p>879.915</text:p>
          </table:table-cell>
          <table:table-cell office:value-type="percentage" office:value="0.94216678605501292" table:style-name="ce32">
            <text:p>94,2%</text:p>
          </table:table-cell>
          <table:table-cell office:value-type="float" office:value="870240" table:style-name="ce31">
            <text:p>870.240</text:p>
          </table:table-cell>
          <table:table-cell office:value-type="percentage" office:value="0.9318073039969933" table:style-name="ce32">
            <text:p>93,2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7547" table:style-name="ce31">
            <text:p>887.547</text:p>
          </table:table-cell>
          <table:table-cell office:value-type="percentage" office:value="0.85764354260016018" table:style-name="ce32">
            <text:p>85,8%</text:p>
          </table:table-cell>
          <table:table-cell office:value-type="float" office:value="868328" table:style-name="ce31">
            <text:p>868.328</text:p>
          </table:table-cell>
          <table:table-cell office:value-type="percentage" office:value="0.83907207399598205" table:style-name="ce32">
            <text:p>83,9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8532" table:style-name="ce31">
            <text:p>1.718.532</text:p>
          </table:table-cell>
          <table:table-cell office:value-type="percentage" office:value="0.87645593015819268" table:style-name="ce32">
            <text:p>87,6%</text:p>
          </table:table-cell>
          <table:table-cell office:value-type="float" office:value="1665366" table:style-name="ce31">
            <text:p>1.665.366</text:p>
          </table:table-cell>
          <table:table-cell office:value-type="percentage" office:value="0.84934112753433078" table:style-name="ce32">
            <text:p>84,9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084" table:style-name="ce31">
            <text:p>491.084</text:p>
          </table:table-cell>
          <table:table-cell office:value-type="percentage" office:value="0.93695611941380619" table:style-name="ce32">
            <text:p>93,7%</text:p>
          </table:table-cell>
          <table:table-cell office:value-type="float" office:value="484806" table:style-name="ce31">
            <text:p>484.806</text:p>
          </table:table-cell>
          <table:table-cell office:value-type="percentage" office:value="0.92497810645129896" table:style-name="ce32">
            <text:p>92,5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5415" table:style-name="ce31">
            <text:p>2.035.415</text:p>
          </table:table-cell>
          <table:table-cell office:value-type="percentage" office:value="0.93528417881560644" table:style-name="ce32">
            <text:p>93,5%</text:p>
          </table:table-cell>
          <table:table-cell office:value-type="float" office:value="1995389" table:style-name="ce31">
            <text:p>1.995.389</text:p>
          </table:table-cell>
          <table:table-cell office:value-type="percentage" office:value="0.91689201577206325" table:style-name="ce32">
            <text:p>91,7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0076" table:style-name="ce31">
            <text:p>1.650.076</text:p>
          </table:table-cell>
          <table:table-cell office:value-type="percentage" office:value="0.91225707436598291" table:style-name="ce32">
            <text:p>91,2%</text:p>
          </table:table-cell>
          <table:table-cell office:value-type="float" office:value="1588801" table:style-name="ce31">
            <text:p>1.588.801</text:p>
          </table:table-cell>
          <table:table-cell office:value-type="percentage" office:value="0.8783807242876982" table:style-name="ce32">
            <text:p>87,8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83604" table:style-name="ce31">
            <text:p>6.183.604</text:p>
          </table:table-cell>
          <table:table-cell office:value-type="percentage" office:value="0.90030283794093491" table:style-name="ce32">
            <text:p>90,0%</text:p>
          </table:table-cell>
          <table:table-cell office:value-type="float" office:value="6013469" table:style-name="ce31">
            <text:p>6.013.469</text:p>
          </table:table-cell>
          <table:table-cell office:value-type="percentage" office:value="0.87553200472893089" table:style-name="ce32">
            <text:p>87,6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47181" table:style-name="ce31">
            <text:p>4.147.181</text:p>
          </table:table-cell>
          <table:table-cell office:value-type="percentage" office:value="0.92396544114583645" table:style-name="ce32">
            <text:p>92,4%</text:p>
          </table:table-cell>
          <table:table-cell office:value-type="float" office:value="4074611" table:style-name="ce31">
            <text:p>4.074.611</text:p>
          </table:table-cell>
          <table:table-cell office:value-type="percentage" office:value="0.90779730860858932" table:style-name="ce32">
            <text:p>90,8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159" table:style-name="ce31">
            <text:p>906.159</text:p>
          </table:table-cell>
          <table:table-cell office:value-type="percentage" office:value="0.95041308445130612" table:style-name="ce32">
            <text:p>95,0%</text:p>
          </table:table-cell>
          <table:table-cell office:value-type="float" office:value="892795" table:style-name="ce31">
            <text:p>892.795</text:p>
          </table:table-cell>
          <table:table-cell office:value-type="percentage" office:value="0.93639642682211832" table:style-name="ce32">
            <text:p>93,6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3434" table:style-name="ce31">
            <text:p>2.333.434</text:p>
          </table:table-cell>
          <table:table-cell office:value-type="percentage" office:value="0.95067706336573232" table:style-name="ce32">
            <text:p>95,1%</text:p>
          </table:table-cell>
          <table:table-cell office:value-type="float" office:value="2311643" table:style-name="ce31">
            <text:p>2.311.643</text:p>
          </table:table-cell>
          <table:table-cell office:value-type="percentage" office:value="0.9417990732928172" table:style-name="ce32">
            <text:p>94,2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942" table:style-name="ce31">
            <text:p>264.942</text:p>
          </table:table-cell>
          <table:table-cell office:value-type="percentage" office:value="0.93299292178751281" table:style-name="ce32">
            <text:p>93,3%</text:p>
          </table:table-cell>
          <table:table-cell office:value-type="float" office:value="259164" table:style-name="ce31">
            <text:p>259.164</text:p>
          </table:table-cell>
          <table:table-cell office:value-type="percentage" office:value="0.91264570201077577" table:style-name="ce32">
            <text:p>91,3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74232" table:style-name="ce31">
            <text:p>5.474.232</text:p>
          </table:table-cell>
          <table:table-cell office:value-type="percentage" office:value="0.91573932612538411" table:style-name="ce32">
            <text:p>91,6%</text:p>
          </table:table-cell>
          <table:table-cell office:value-type="float" office:value="5340363" table:style-name="ce31">
            <text:p>5.340.363</text:p>
          </table:table-cell>
          <table:table-cell office:value-type="percentage" office:value="0.89334548022168847" table:style-name="ce32">
            <text:p>89,3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3114" table:style-name="ce31">
            <text:p>1.223.114</text:p>
          </table:table-cell>
          <table:table-cell office:value-type="percentage" office:value="0.93357717551675889" table:style-name="ce32">
            <text:p>93,4%</text:p>
          </table:table-cell>
          <table:table-cell office:value-type="float" office:value="1190399" table:style-name="ce31">
            <text:p>1.190.399</text:p>
          </table:table-cell>
          <table:table-cell office:value-type="percentage" office:value="0.90860650451059699" table:style-name="ce32">
            <text:p>90,9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6387" table:style-name="ce31">
            <text:p>536.387</text:p>
          </table:table-cell>
          <table:table-cell office:value-type="percentage" office:value="0.92265125895753708" table:style-name="ce32">
            <text:p>92,3%</text:p>
          </table:table-cell>
          <table:table-cell office:value-type="float" office:value="529728" table:style-name="ce31">
            <text:p>529.728</text:p>
          </table:table-cell>
          <table:table-cell office:value-type="percentage" office:value="0.91119696432810304" table:style-name="ce32">
            <text:p>91,1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8788" table:style-name="ce31">
            <text:p>1.848.788</text:p>
          </table:table-cell>
          <table:table-cell office:value-type="percentage" office:value="0.93187556295720186" table:style-name="ce32">
            <text:p>93,2%</text:p>
          </table:table-cell>
          <table:table-cell office:value-type="float" office:value="1811202" table:style-name="ce31">
            <text:p>1.811.202</text:p>
          </table:table-cell>
          <table:table-cell office:value-type="percentage" office:value="0.91293046221590035" table:style-name="ce32">
            <text:p>91,3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075" table:style-name="ce31">
            <text:p>64.075</text:p>
          </table:table-cell>
          <table:table-cell office:value-type="percentage" office:value="0.90290988515465376" table:style-name="ce32">
            <text:p>90,3%</text:p>
          </table:table-cell>
          <table:table-cell office:value-type="float" office:value="61304" table:style-name="ce31">
            <text:p>61.304</text:p>
          </table:table-cell>
          <table:table-cell office:value-type="percentage" office:value="0.86386246741351369" table:style-name="ce32">
            <text:p>86,4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144" table:style-name="ce31">
            <text:p>61.144</text:p>
          </table:table-cell>
          <table:table-cell office:value-type="percentage" office:value="0.86206945168976556" table:style-name="ce32">
            <text:p>86,2%</text:p>
          </table:table-cell>
          <table:table-cell office:value-type="float" office:value="58680" table:style-name="ce31">
            <text:p>58.680</text:p>
          </table:table-cell>
          <table:table-cell office:value-type="percentage" office:value="0.82732950780379833" table:style-name="ce32">
            <text:p>82,7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26" table:style-name="ce31">
            <text:p>95.326</text:p>
          </table:table-cell>
          <table:table-cell office:value-type="string" table:style-name="ce32">
            <text:p>-</text:p>
          </table:table-cell>
          <table:table-cell office:value-type="float" office:value="92075" table:style-name="ce31">
            <text:p>92.075</text:p>
          </table:table-cell>
          <table:table-cell office:value-type="string" table:style-name="ce32">
            <text:p>-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40" table:style-name="ce31">
            <text:p>7.840</text:p>
          </table:table-cell>
          <table:table-cell office:value-type="string" table:style-name="ce32">
            <text:p>-</text:p>
          </table:table-cell>
          <table:table-cell office:value-type="float" office:value="7373" table:style-name="ce31">
            <text:p>7.373</text:p>
          </table:table-cell>
          <table:table-cell office:value-type="string" table:style-name="ce32">
            <text:p>-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877584" table:style-name="ce34">
            <text:p>38.877.584</text:p>
          </table:table-cell>
          <table:table-cell office:value-type="percentage" office:value="0.92302335429820259" table:style-name="ce24">
            <text:p>92,3%</text:p>
          </table:table-cell>
          <table:table-cell office:value-type="float" office:value="38041112" table:style-name="ce34">
            <text:p>38.041.112</text:p>
          </table:table-cell>
          <table:table-cell office:value-type="percentage" office:value="0.90316401347042574" table:style-name="ce24">
            <text:p>90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963" table:style-name="ce43">
            <text:p>434.963</text:p>
          </table:table-cell>
          <table:table-cell office:value-type="percentage" office:value="1" table:style-name="ce44">
            <text:p>100,0%</text:p>
          </table:table-cell>
          <table:table-cell office:value-type="float" office:value="655741" table:style-name="ce43">
            <text:p>655.741</text:p>
          </table:table-cell>
          <table:table-cell office:value-type="percentage" office:value="1" table:style-name="ce44">
            <text:p>100,0%</text:p>
          </table:table-cell>
          <table:table-cell office:value-type="float" office:value="935438" table:style-name="ce43">
            <text:p>935.438</text:p>
          </table:table-cell>
          <table:table-cell office:value-type="percentage" office:value="1" table:style-name="ce44">
            <text:p>100,0%</text:p>
          </table:table-cell>
          <table:table-cell office:value-type="float" office:value="1225757" table:style-name="ce43">
            <text:p>1.225.757</text:p>
          </table:table-cell>
          <table:table-cell office:value-type="percentage" office:value="0.96896178008112122" table:style-name="ce44">
            <text:p>96,9%</text:p>
          </table:table-cell>
          <table:table-cell office:value-type="float" office:value="1270355" table:style-name="ce43">
            <text:p>1.270.355</text:p>
          </table:table-cell>
          <table:table-cell office:value-type="percentage" office:value="0.91714833580485067" table:style-name="ce44">
            <text:p>91,7%</text:p>
          </table:table-cell>
          <table:table-cell office:value-type="float" office:value="958180" table:style-name="ce43">
            <text:p>958.180</text:p>
          </table:table-cell>
          <table:table-cell office:value-type="percentage" office:value="0.84034881079654133" table:style-name="ce44">
            <text:p>84,0%</text:p>
          </table:table-cell>
          <table:table-cell office:value-type="float" office:value="800829" table:style-name="ce43">
            <text:p>800.829</text:p>
          </table:table-cell>
          <table:table-cell office:value-type="percentage" office:value="0.86233783294855448" table:style-name="ce44">
            <text:p>86,2%</text:p>
          </table:table-cell>
          <table:table-cell office:value-type="float" office:value="701500" table:style-name="ce43">
            <text:p>701.500</text:p>
          </table:table-cell>
          <table:table-cell office:value-type="percentage" office:value="0.9317219789429505" table:style-name="ce44">
            <text:p>93,2%</text:p>
          </table:table-cell>
          <table:table-cell office:value-type="float" office:value="6982763" table:style-name="ce43">
            <text:p>6.982.76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703521549656299" table:style-name="ce44">
            <text:p>93,7%</text:p>
          </table:table-cell>
          <table:table-cell office:value-type="percentage" office:value="0.82495556985595331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70" table:style-name="ce46">
            <text:p>101.570</text:p>
          </table:table-cell>
          <table:table-cell office:value-type="percentage" office:value="1" table:style-name="ce47">
            <text:p>100,0%</text:p>
          </table:table-cell>
          <table:table-cell office:value-type="float" office:value="119677" table:style-name="ce46">
            <text:p>119.677</text:p>
          </table:table-cell>
          <table:table-cell office:value-type="percentage" office:value="1" table:style-name="ce47">
            <text:p>100,0%</text:p>
          </table:table-cell>
          <table:table-cell office:value-type="float" office:value="155582" table:style-name="ce46">
            <text:p>155.582</text:p>
          </table:table-cell>
          <table:table-cell office:value-type="percentage" office:value="0.99497975915634373" table:style-name="ce47">
            <text:p>99,5%</text:p>
          </table:table-cell>
          <table:table-cell office:value-type="float" office:value="187720" table:style-name="ce46">
            <text:p>187.720</text:p>
          </table:table-cell>
          <table:table-cell office:value-type="percentage" office:value="0.94680883257845516" table:style-name="ce47">
            <text:p>94,7%</text:p>
          </table:table-cell>
          <table:table-cell office:value-type="float" office:value="190971" table:style-name="ce46">
            <text:p>190.971</text:p>
          </table:table-cell>
          <table:table-cell office:value-type="percentage" office:value="0.8884727578939533" table:style-name="ce47">
            <text:p>88,8%</text:p>
          </table:table-cell>
          <table:table-cell office:value-type="float" office:value="130081" table:style-name="ce46">
            <text:p>130.081</text:p>
          </table:table-cell>
          <table:table-cell office:value-type="percentage" office:value="0.79179601426780122" table:style-name="ce47">
            <text:p>79,2%</text:p>
          </table:table-cell>
          <table:table-cell office:value-type="float" office:value="108677" table:style-name="ce46">
            <text:p>108.677</text:p>
          </table:table-cell>
          <table:table-cell office:value-type="percentage" office:value="0.83340618553538703" table:style-name="ce47">
            <text:p>83,3%</text:p>
          </table:table-cell>
          <table:table-cell office:value-type="float" office:value="91748" table:style-name="ce46">
            <text:p>91.748</text:p>
          </table:table-cell>
          <table:table-cell office:value-type="percentage" office:value="0.88981563200108627" table:style-name="ce47">
            <text:p>89,0%</text:p>
          </table:table-cell>
          <table:table-cell office:value-type="float" office:value="1086026" table:style-name="ce46">
            <text:p>1.086.02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637401340270386" table:style-name="ce47">
            <text:p>91,6%</text:p>
          </table:table-cell>
          <table:table-cell office:value-type="percentage" office:value="0.8169349724798799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30" table:style-name="ce46">
            <text:p>89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14599" table:style-name="ce46">
            <text:p>114.599</text:p>
          </table:table-cell>
          <table:table-cell office:value-type="percentage" office:value="1" table:style-name="ce47">
            <text:p>100,0%</text:p>
          </table:table-cell>
          <table:table-cell office:value-type="float" office:value="148789" table:style-name="ce46">
            <text:p>148.789</text:p>
          </table:table-cell>
          <table:table-cell office:value-type="percentage" office:value="0.9942332878945821" table:style-name="ce47">
            <text:p>99,4%</text:p>
          </table:table-cell>
          <table:table-cell office:value-type="float" office:value="153920" table:style-name="ce46">
            <text:p>153.920</text:p>
          </table:table-cell>
          <table:table-cell office:value-type="percentage" office:value="0.94635555965446216" table:style-name="ce47">
            <text:p>94,6%</text:p>
          </table:table-cell>
          <table:table-cell office:value-type="float" office:value="151790" table:style-name="ce46">
            <text:p>151.790</text:p>
          </table:table-cell>
          <table:table-cell office:value-type="percentage" office:value="0.90896025581910622" table:style-name="ce47">
            <text:p>90,9%</text:p>
          </table:table-cell>
          <table:table-cell office:value-type="float" office:value="92309" table:style-name="ce46">
            <text:p>92.309</text:p>
          </table:table-cell>
          <table:table-cell office:value-type="percentage" office:value="0.80653729543647501" table:style-name="ce47">
            <text:p>80,7%</text:p>
          </table:table-cell>
          <table:table-cell office:value-type="float" office:value="67973" table:style-name="ce46">
            <text:p>67.973</text:p>
          </table:table-cell>
          <table:table-cell office:value-type="percentage" office:value="0.85921047641920845" table:style-name="ce47">
            <text:p>85,9%</text:p>
          </table:table-cell>
          <table:table-cell office:value-type="float" office:value="61405" table:style-name="ce46">
            <text:p>61.405</text:p>
          </table:table-cell>
          <table:table-cell office:value-type="percentage" office:value="0.95945312500000002" table:style-name="ce47">
            <text:p>95,9%</text:p>
          </table:table-cell>
          <table:table-cell office:value-type="float" office:value="879915" table:style-name="ce46">
            <text:p>879.91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216678605501292" table:style-name="ce47">
            <text:p>94,2%</text:p>
          </table:table-cell>
          <table:table-cell office:value-type="percentage" office:value="0.86369142035995849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55" table:style-name="ce46">
            <text:p>51.755</text:p>
          </table:table-cell>
          <table:table-cell office:value-type="percentage" office:value="1" table:style-name="ce47">
            <text:p>100,0%</text:p>
          </table:table-cell>
          <table:table-cell office:value-type="float" office:value="79771" table:style-name="ce46">
            <text:p>79.771</text:p>
          </table:table-cell>
          <table:table-cell office:value-type="percentage" office:value="0.99074718068458445" table:style-name="ce47">
            <text:p>99,1%</text:p>
          </table:table-cell>
          <table:table-cell office:value-type="float" office:value="111797" table:style-name="ce46">
            <text:p>111.797</text:p>
          </table:table-cell>
          <table:table-cell office:value-type="percentage" office:value="0.95364707287321615" table:style-name="ce47">
            <text:p>95,4%</text:p>
          </table:table-cell>
          <table:table-cell office:value-type="float" office:value="152945" table:style-name="ce46">
            <text:p>152.945</text:p>
          </table:table-cell>
          <table:table-cell office:value-type="percentage" office:value="0.9224835190021532" table:style-name="ce47">
            <text:p>92,2%</text:p>
          </table:table-cell>
          <table:table-cell office:value-type="float" office:value="172770" table:style-name="ce46">
            <text:p>172.770</text:p>
          </table:table-cell>
          <table:table-cell office:value-type="percentage" office:value="0.83798963971829343" table:style-name="ce47">
            <text:p>83,8%</text:p>
          </table:table-cell>
          <table:table-cell office:value-type="float" office:value="133966" table:style-name="ce46">
            <text:p>133.966</text:p>
          </table:table-cell>
          <table:table-cell office:value-type="percentage" office:value="0.73532140053900663" table:style-name="ce47">
            <text:p>73,5%</text:p>
          </table:table-cell>
          <table:table-cell office:value-type="float" office:value="103595" table:style-name="ce46">
            <text:p>103.595</text:p>
          </table:table-cell>
          <table:table-cell office:value-type="percentage" office:value="0.75100404517840835" table:style-name="ce47">
            <text:p>75,1%</text:p>
          </table:table-cell>
          <table:table-cell office:value-type="float" office:value="80948" table:style-name="ce46">
            <text:p>80.948</text:p>
          </table:table-cell>
          <table:table-cell office:value-type="percentage" office:value="0.84780058651026391" table:style-name="ce47">
            <text:p>84,8%</text:p>
          </table:table-cell>
          <table:table-cell office:value-type="float" office:value="887547" table:style-name="ce46">
            <text:p>887.54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764354260016018" table:style-name="ce47">
            <text:p>85,8%</text:p>
          </table:table-cell>
          <table:table-cell office:value-type="percentage" office:value="0.75758806975074755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323" table:style-name="ce46">
            <text:p>94.323</text:p>
          </table:table-cell>
          <table:table-cell office:value-type="percentage" office:value="1" table:style-name="ce47">
            <text:p>100,0%</text:p>
          </table:table-cell>
          <table:table-cell office:value-type="float" office:value="155018" table:style-name="ce46">
            <text:p>155.018</text:p>
          </table:table-cell>
          <table:table-cell office:value-type="percentage" office:value="1" table:style-name="ce47">
            <text:p>100,0%</text:p>
          </table:table-cell>
          <table:table-cell office:value-type="float" office:value="228002" table:style-name="ce46">
            <text:p>228.002</text:p>
          </table:table-cell>
          <table:table-cell office:value-type="percentage" office:value="0.96984159392918512" table:style-name="ce47">
            <text:p>97,0%</text:p>
          </table:table-cell>
          <table:table-cell office:value-type="float" office:value="324021" table:style-name="ce46">
            <text:p>324.021</text:p>
          </table:table-cell>
          <table:table-cell office:value-type="percentage" office:value="0.92442198840553247" table:style-name="ce47">
            <text:p>92,4%</text:p>
          </table:table-cell>
          <table:table-cell office:value-type="float" office:value="322590" table:style-name="ce46">
            <text:p>322.590</text:p>
          </table:table-cell>
          <table:table-cell office:value-type="percentage" office:value="0.83158041265814953" table:style-name="ce47">
            <text:p>83,2%</text:p>
          </table:table-cell>
          <table:table-cell office:value-type="float" office:value="236050" table:style-name="ce46">
            <text:p>236.050</text:p>
          </table:table-cell>
          <table:table-cell office:value-type="percentage" office:value="0.75916432426174041" table:style-name="ce47">
            <text:p>75,9%</text:p>
          </table:table-cell>
          <table:table-cell office:value-type="float" office:value="195919" table:style-name="ce46">
            <text:p>195.919</text:p>
          </table:table-cell>
          <table:table-cell office:value-type="percentage" office:value="0.77823458379013932" table:style-name="ce47">
            <text:p>77,8%</text:p>
          </table:table-cell>
          <table:table-cell office:value-type="float" office:value="162609" table:style-name="ce46">
            <text:p>162.609</text:p>
          </table:table-cell>
          <table:table-cell office:value-type="percentage" office:value="0.90440329927640617" table:style-name="ce47">
            <text:p>90,4%</text:p>
          </table:table-cell>
          <table:table-cell office:value-type="float" office:value="1718532" table:style-name="ce46">
            <text:p>1.718.53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645593015819268" table:style-name="ce47">
            <text:p>87,6%</text:p>
          </table:table-cell>
          <table:table-cell office:value-type="percentage" office:value="0.78978396582277555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23" table:style-name="ce46">
            <text:p>42.523</text:p>
          </table:table-cell>
          <table:table-cell office:value-type="percentage" office:value="1" table:style-name="ce47">
            <text:p>100,0%</text:p>
          </table:table-cell>
          <table:table-cell office:value-type="float" office:value="56153" table:style-name="ce46">
            <text:p>56.153</text:p>
          </table:table-cell>
          <table:table-cell office:value-type="percentage" office:value="1" table:style-name="ce47">
            <text:p>100,0%</text:p>
          </table:table-cell>
          <table:table-cell office:value-type="float" office:value="77135" table:style-name="ce46">
            <text:p>77.135</text:p>
          </table:table-cell>
          <table:table-cell office:value-type="percentage" office:value="0.99728489236537587" table:style-name="ce47">
            <text:p>99,7%</text:p>
          </table:table-cell>
          <table:table-cell office:value-type="float" office:value="84966" table:style-name="ce46">
            <text:p>84.966</text:p>
          </table:table-cell>
          <table:table-cell office:value-type="percentage" office:value="0.94444444444444442" table:style-name="ce47">
            <text:p>94,4%</text:p>
          </table:table-cell>
          <table:table-cell office:value-type="float" office:value="89133" table:style-name="ce46">
            <text:p>89.133</text:p>
          </table:table-cell>
          <table:table-cell office:value-type="percentage" office:value="0.91166934304329594" table:style-name="ce47">
            <text:p>91,2%</text:p>
          </table:table-cell>
          <table:table-cell office:value-type="float" office:value="56336" table:style-name="ce46">
            <text:p>56.336</text:p>
          </table:table-cell>
          <table:table-cell office:value-type="percentage" office:value="0.79939835114157198" table:style-name="ce47">
            <text:p>79,9%</text:p>
          </table:table-cell>
          <table:table-cell office:value-type="float" office:value="42978" table:style-name="ce46">
            <text:p>42.978</text:p>
          </table:table-cell>
          <table:table-cell office:value-type="percentage" office:value="0.850965250965251" table:style-name="ce47">
            <text:p>85,1%</text:p>
          </table:table-cell>
          <table:table-cell office:value-type="float" office:value="41860" table:style-name="ce46">
            <text:p>41.860</text:p>
          </table:table-cell>
          <table:table-cell office:value-type="percentage" office:value="0.95216431999636053" table:style-name="ce47">
            <text:p>95,2%</text:p>
          </table:table-cell>
          <table:table-cell office:value-type="float" office:value="491084" table:style-name="ce46">
            <text:p>491.08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695611941380619" table:style-name="ce47">
            <text:p>93,7%</text:p>
          </table:table-cell>
          <table:table-cell office:value-type="percentage" office:value="0.84247690446985357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09" table:style-name="ce46">
            <text:p>229.909</text:p>
          </table:table-cell>
          <table:table-cell office:value-type="percentage" office:value="1" table:style-name="ce47">
            <text:p>100,0%</text:p>
          </table:table-cell>
          <table:table-cell office:value-type="float" office:value="252179" table:style-name="ce46">
            <text:p>252.179</text:p>
          </table:table-cell>
          <table:table-cell office:value-type="percentage" office:value="1" table:style-name="ce47">
            <text:p>100,0%</text:p>
          </table:table-cell>
          <table:table-cell office:value-type="float" office:value="324122" table:style-name="ce46">
            <text:p>324.122</text:p>
          </table:table-cell>
          <table:table-cell office:value-type="percentage" office:value="1" table:style-name="ce47">
            <text:p>100,0%</text:p>
          </table:table-cell>
          <table:table-cell office:value-type="float" office:value="356211" table:style-name="ce46">
            <text:p>356.211</text:p>
          </table:table-cell>
          <table:table-cell office:value-type="percentage" office:value="0.93450777202072544" table:style-name="ce47">
            <text:p>93,5%</text:p>
          </table:table-cell>
          <table:table-cell office:value-type="float" office:value="324331" table:style-name="ce46">
            <text:p>324.331</text:p>
          </table:table-cell>
          <table:table-cell office:value-type="percentage" office:value="0.89272374451218672" table:style-name="ce47">
            <text:p>89,3%</text:p>
          </table:table-cell>
          <table:table-cell office:value-type="float" office:value="217163" table:style-name="ce46">
            <text:p>217.163</text:p>
          </table:table-cell>
          <table:table-cell office:value-type="percentage" office:value="0.81096634215017382" table:style-name="ce47">
            <text:p>81,1%</text:p>
          </table:table-cell>
          <table:table-cell office:value-type="float" office:value="178986" table:style-name="ce46">
            <text:p>178.986</text:p>
          </table:table-cell>
          <table:table-cell office:value-type="percentage" office:value="0.84825076064187743" table:style-name="ce47">
            <text:p>84,8%</text:p>
          </table:table-cell>
          <table:table-cell office:value-type="float" office:value="152514" table:style-name="ce46">
            <text:p>152.514</text:p>
          </table:table-cell>
          <table:table-cell office:value-type="percentage" office:value="0.92241535725949853" table:style-name="ce47">
            <text:p>92,2%</text:p>
          </table:table-cell>
          <table:table-cell office:value-type="float" office:value="2035415" table:style-name="ce46">
            <text:p>2.035.41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528417881560644" table:style-name="ce47">
            <text:p>93,5%</text:p>
          </table:table-cell>
          <table:table-cell office:value-type="percentage" office:value="0.84988922376465503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02" table:style-name="ce46">
            <text:p>139.302</text:p>
          </table:table-cell>
          <table:table-cell office:value-type="percentage" office:value="1" table:style-name="ce47">
            <text:p>100,0%</text:p>
          </table:table-cell>
          <table:table-cell office:value-type="float" office:value="159723" table:style-name="ce46">
            <text:p>159.723</text:p>
          </table:table-cell>
          <table:table-cell office:value-type="percentage" office:value="1" table:style-name="ce47">
            <text:p>100,0%</text:p>
          </table:table-cell>
          <table:table-cell office:value-type="float" office:value="225553" table:style-name="ce46">
            <text:p>225.553</text:p>
          </table:table-cell>
          <table:table-cell office:value-type="percentage" office:value="1" table:style-name="ce47">
            <text:p>100,0%</text:p>
          </table:table-cell>
          <table:table-cell office:value-type="float" office:value="289402" table:style-name="ce46">
            <text:p>289.402</text:p>
          </table:table-cell>
          <table:table-cell office:value-type="percentage" office:value="0.94121205419574738" table:style-name="ce47">
            <text:p>94,1%</text:p>
          </table:table-cell>
          <table:table-cell office:value-type="float" office:value="290840" table:style-name="ce46">
            <text:p>290.840</text:p>
          </table:table-cell>
          <table:table-cell office:value-type="percentage" office:value="0.87972051239394444" table:style-name="ce47">
            <text:p>88,0%</text:p>
          </table:table-cell>
          <table:table-cell office:value-type="float" office:value="210438" table:style-name="ce46">
            <text:p>210.438</text:p>
          </table:table-cell>
          <table:table-cell office:value-type="percentage" office:value="0.79141484988774013" table:style-name="ce47">
            <text:p>79,1%</text:p>
          </table:table-cell>
          <table:table-cell office:value-type="float" office:value="178639" table:style-name="ce46">
            <text:p>178.639</text:p>
          </table:table-cell>
          <table:table-cell office:value-type="percentage" office:value="0.81911054661170435" table:style-name="ce47">
            <text:p>81,9%</text:p>
          </table:table-cell>
          <table:table-cell office:value-type="float" office:value="156179" table:style-name="ce46">
            <text:p>156.179</text:p>
          </table:table-cell>
          <table:table-cell office:value-type="percentage" office:value="0.89772492125169567" table:style-name="ce47">
            <text:p>89,8%</text:p>
          </table:table-cell>
          <table:table-cell office:value-type="float" office:value="1650076" table:style-name="ce46">
            <text:p>1.650.07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225707436598291" table:style-name="ce47">
            <text:p>91,2%</text:p>
          </table:table-cell>
          <table:table-cell office:value-type="percentage" office:value="0.80679594038981606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43" table:style-name="ce46">
            <text:p>460.543</text:p>
          </table:table-cell>
          <table:table-cell office:value-type="percentage" office:value="1" table:style-name="ce47">
            <text:p>100,0%</text:p>
          </table:table-cell>
          <table:table-cell office:value-type="float" office:value="621256" table:style-name="ce46">
            <text:p>621.256</text:p>
          </table:table-cell>
          <table:table-cell office:value-type="percentage" office:value="0.97790622265037175" table:style-name="ce47">
            <text:p>97,8%</text:p>
          </table:table-cell>
          <table:table-cell office:value-type="float" office:value="808031" table:style-name="ce46">
            <text:p>808.031</text:p>
          </table:table-cell>
          <table:table-cell office:value-type="percentage" office:value="0.96471637471584937" table:style-name="ce47">
            <text:p>96,5%</text:p>
          </table:table-cell>
          <table:table-cell office:value-type="float" office:value="1041223" table:style-name="ce46">
            <text:p>1.041.223</text:p>
          </table:table-cell>
          <table:table-cell office:value-type="percentage" office:value="0.95369305171371521" table:style-name="ce47">
            <text:p>95,4%</text:p>
          </table:table-cell>
          <table:table-cell office:value-type="float" office:value="1159828" table:style-name="ce46">
            <text:p>1.159.828</text:p>
          </table:table-cell>
          <table:table-cell office:value-type="percentage" office:value="0.88082293213240126" table:style-name="ce47">
            <text:p>88,1%</text:p>
          </table:table-cell>
          <table:table-cell office:value-type="float" office:value="823291" table:style-name="ce46">
            <text:p>823.291</text:p>
          </table:table-cell>
          <table:table-cell office:value-type="percentage" office:value="0.78810072636629236" table:style-name="ce47">
            <text:p>78,8%</text:p>
          </table:table-cell>
          <table:table-cell office:value-type="float" office:value="689316" table:style-name="ce46">
            <text:p>689.316</text:p>
          </table:table-cell>
          <table:table-cell office:value-type="percentage" office:value="0.82165602817858352" table:style-name="ce47">
            <text:p>82,2%</text:p>
          </table:table-cell>
          <table:table-cell office:value-type="float" office:value="580116" table:style-name="ce46">
            <text:p>580.116</text:p>
          </table:table-cell>
          <table:table-cell office:value-type="percentage" office:value="0.88409945044394256" table:style-name="ce47">
            <text:p>88,4%</text:p>
          </table:table-cell>
          <table:table-cell office:value-type="float" office:value="6183604" table:style-name="ce46">
            <text:p>6.183.60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030283794093491" table:style-name="ce47">
            <text:p>90,0%</text:p>
          </table:table-cell>
          <table:table-cell office:value-type="percentage" office:value="0.79475878027561031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777" table:style-name="ce46">
            <text:p>297.777</text:p>
          </table:table-cell>
          <table:table-cell office:value-type="percentage" office:value="1" table:style-name="ce47">
            <text:p>100,0%</text:p>
          </table:table-cell>
          <table:table-cell office:value-type="float" office:value="435801" table:style-name="ce46">
            <text:p>435.801</text:p>
          </table:table-cell>
          <table:table-cell office:value-type="percentage" office:value="0.99529303753237319" table:style-name="ce47">
            <text:p>99,5%</text:p>
          </table:table-cell>
          <table:table-cell office:value-type="float" office:value="573567" table:style-name="ce46">
            <text:p>573.567</text:p>
          </table:table-cell>
          <table:table-cell office:value-type="percentage" office:value="0.98766892589990496" table:style-name="ce47">
            <text:p>98,8%</text:p>
          </table:table-cell>
          <table:table-cell office:value-type="float" office:value="720122" table:style-name="ce46">
            <text:p>720.122</text:p>
          </table:table-cell>
          <table:table-cell office:value-type="percentage" office:value="0.95718391033769579" table:style-name="ce47">
            <text:p>95,7%</text:p>
          </table:table-cell>
          <table:table-cell office:value-type="float" office:value="763076" table:style-name="ce46">
            <text:p>763.076</text:p>
          </table:table-cell>
          <table:table-cell office:value-type="percentage" office:value="0.89606241515850382" table:style-name="ce47">
            <text:p>89,6%</text:p>
          </table:table-cell>
          <table:table-cell office:value-type="float" office:value="525689" table:style-name="ce46">
            <text:p>525.689</text:p>
          </table:table-cell>
          <table:table-cell office:value-type="percentage" office:value="0.81029935615536741" table:style-name="ce47">
            <text:p>81,0%</text:p>
          </table:table-cell>
          <table:table-cell office:value-type="float" office:value="442685" table:style-name="ce46">
            <text:p>442.685</text:p>
          </table:table-cell>
          <table:table-cell office:value-type="percentage" office:value="0.8577072265299559" table:style-name="ce47">
            <text:p>85,8%</text:p>
          </table:table-cell>
          <table:table-cell office:value-type="float" office:value="388464" table:style-name="ce46">
            <text:p>388.464</text:p>
          </table:table-cell>
          <table:table-cell office:value-type="percentage" office:value="0.9150427177285051" table:style-name="ce47">
            <text:p>91,5%</text:p>
          </table:table-cell>
          <table:table-cell office:value-type="float" office:value="4147181" table:style-name="ce46">
            <text:p>4.147.18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396544114583645" table:style-name="ce47">
            <text:p>92,4%</text:p>
          </table:table-cell>
          <table:table-cell office:value-type="percentage" office:value="0.8200299642915968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3" table:style-name="ce46">
            <text:p>78.373</text:p>
          </table:table-cell>
          <table:table-cell office:value-type="percentage" office:value="1" table:style-name="ce47">
            <text:p>100,0%</text:p>
          </table:table-cell>
          <table:table-cell office:value-type="float" office:value="96103" table:style-name="ce46">
            <text:p>96.103</text:p>
          </table:table-cell>
          <table:table-cell office:value-type="percentage" office:value="1" table:style-name="ce47">
            <text:p>100,0%</text:p>
          </table:table-cell>
          <table:table-cell office:value-type="float" office:value="133295" table:style-name="ce46">
            <text:p>133.295</text:p>
          </table:table-cell>
          <table:table-cell office:value-type="percentage" office:value="1" table:style-name="ce47">
            <text:p>100,0%</text:p>
          </table:table-cell>
          <table:table-cell office:value-type="float" office:value="162105" table:style-name="ce46">
            <text:p>162.105</text:p>
          </table:table-cell>
          <table:table-cell office:value-type="percentage" office:value="0.95797678706505296" table:style-name="ce47">
            <text:p>95,8%</text:p>
          </table:table-cell>
          <table:table-cell office:value-type="float" office:value="147032" table:style-name="ce46">
            <text:p>147.032</text:p>
          </table:table-cell>
          <table:table-cell office:value-type="percentage" office:value="0.92186539932536649" table:style-name="ce47">
            <text:p>92,2%</text:p>
          </table:table-cell>
          <table:table-cell office:value-type="float" office:value="114328" table:style-name="ce46">
            <text:p>114.328</text:p>
          </table:table-cell>
          <table:table-cell office:value-type="percentage" office:value="0.85652424725986864" table:style-name="ce47">
            <text:p>85,7%</text:p>
          </table:table-cell>
          <table:table-cell office:value-type="float" office:value="95056" table:style-name="ce46">
            <text:p>95.056</text:p>
          </table:table-cell>
          <table:table-cell office:value-type="percentage" office:value="0.83882809742322628" table:style-name="ce47">
            <text:p>83,9%</text:p>
          </table:table-cell>
          <table:table-cell office:value-type="float" office:value="79867" table:style-name="ce46">
            <text:p>79.867</text:p>
          </table:table-cell>
          <table:table-cell office:value-type="percentage" office:value="0.94238348082595869" table:style-name="ce47">
            <text:p>94,2%</text:p>
          </table:table-cell>
          <table:table-cell office:value-type="float" office:value="906159" table:style-name="ce46">
            <text:p>906.15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41308445130612" table:style-name="ce47">
            <text:p>95,0%</text:p>
          </table:table-cell>
          <table:table-cell office:value-type="percentage" office:value="0.85166360115302164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68" table:style-name="ce46">
            <text:p>242.868</text:p>
          </table:table-cell>
          <table:table-cell office:value-type="percentage" office:value="1" table:style-name="ce47">
            <text:p>100,0%</text:p>
          </table:table-cell>
          <table:table-cell office:value-type="float" office:value="292111" table:style-name="ce46">
            <text:p>292.111</text:p>
          </table:table-cell>
          <table:table-cell office:value-type="percentage" office:value="1" table:style-name="ce47">
            <text:p>100,0%</text:p>
          </table:table-cell>
          <table:table-cell office:value-type="float" office:value="347680" table:style-name="ce46">
            <text:p>347.680</text:p>
          </table:table-cell>
          <table:table-cell office:value-type="percentage" office:value="1" table:style-name="ce47">
            <text:p>100,0%</text:p>
          </table:table-cell>
          <table:table-cell office:value-type="float" office:value="393144" table:style-name="ce46">
            <text:p>393.144</text:p>
          </table:table-cell>
          <table:table-cell office:value-type="percentage" office:value="0.96859978959764859" table:style-name="ce47">
            <text:p>96,9%</text:p>
          </table:table-cell>
          <table:table-cell office:value-type="float" office:value="411479" table:style-name="ce46">
            <text:p>411.479</text:p>
          </table:table-cell>
          <table:table-cell office:value-type="percentage" office:value="0.92838335728677113" table:style-name="ce47">
            <text:p>92,8%</text:p>
          </table:table-cell>
          <table:table-cell office:value-type="float" office:value="267757" table:style-name="ce46">
            <text:p>267.757</text:p>
          </table:table-cell>
          <table:table-cell office:value-type="percentage" office:value="0.82792324246771876" table:style-name="ce47">
            <text:p>82,8%</text:p>
          </table:table-cell>
          <table:table-cell office:value-type="float" office:value="203288" table:style-name="ce46">
            <text:p>203.288</text:p>
          </table:table-cell>
          <table:table-cell office:value-type="percentage" office:value="0.88010702178967104" table:style-name="ce47">
            <text:p>88,0%</text:p>
          </table:table-cell>
          <table:table-cell office:value-type="float" office:value="175107" table:style-name="ce46">
            <text:p>175.107</text:p>
          </table:table-cell>
          <table:table-cell office:value-type="percentage" office:value="0.97277883637858531" table:style-name="ce47">
            <text:p>97,3%</text:p>
          </table:table-cell>
          <table:table-cell office:value-type="float" office:value="2333434" table:style-name="ce46">
            <text:p>2.333.43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067706336573232" table:style-name="ce47">
            <text:p>95,1%</text:p>
          </table:table-cell>
          <table:table-cell office:value-type="percentage" office:value="0.86365296861114682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77" table:style-name="ce46">
            <text:p>38.277</text:p>
          </table:table-cell>
          <table:table-cell office:value-type="percentage" office:value="1" table:style-name="ce47">
            <text:p>100,0%</text:p>
          </table:table-cell>
          <table:table-cell office:value-type="float" office:value="45702" table:style-name="ce46">
            <text:p>45.702</text:p>
          </table:table-cell>
          <table:table-cell office:value-type="percentage" office:value="0.95883685800604235" table:style-name="ce47">
            <text:p>95,9%</text:p>
          </table:table-cell>
          <table:table-cell office:value-type="float" office:value="48105" table:style-name="ce46">
            <text:p>48.105</text:p>
          </table:table-cell>
          <table:table-cell office:value-type="percentage" office:value="0.90855005949345569" table:style-name="ce47">
            <text:p>90,9%</text:p>
          </table:table-cell>
          <table:table-cell office:value-type="float" office:value="32089" table:style-name="ce46">
            <text:p>32.089</text:p>
          </table:table-cell>
          <table:table-cell office:value-type="percentage" office:value="0.81611943335283199" table:style-name="ce47">
            <text:p>81,6%</text:p>
          </table:table-cell>
          <table:table-cell office:value-type="float" office:value="25263" table:style-name="ce46">
            <text:p>25.263</text:p>
          </table:table-cell>
          <table:table-cell office:value-type="percentage" office:value="0.82943725786328715" table:style-name="ce47">
            <text:p>82,9%</text:p>
          </table:table-cell>
          <table:table-cell office:value-type="float" office:value="23361" table:style-name="ce46">
            <text:p>23.361</text:p>
          </table:table-cell>
          <table:table-cell office:value-type="percentage" office:value="0.91496945010183295" table:style-name="ce47">
            <text:p>91,5%</text:p>
          </table:table-cell>
          <table:table-cell office:value-type="float" office:value="264942" table:style-name="ce46">
            <text:p>264.94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299292178751281" table:style-name="ce47">
            <text:p>93,3%</text:p>
          </table:table-cell>
          <table:table-cell office:value-type="percentage" office:value="0.8281663196984189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45" table:style-name="ce46">
            <text:p>375.345</text:p>
          </table:table-cell>
          <table:table-cell office:value-type="percentage" office:value="1" table:style-name="ce47">
            <text:p>100,0%</text:p>
          </table:table-cell>
          <table:table-cell office:value-type="float" office:value="513144" table:style-name="ce46">
            <text:p>513.144</text:p>
          </table:table-cell>
          <table:table-cell office:value-type="percentage" office:value="0.9754087298343791" table:style-name="ce47">
            <text:p>97,5%</text:p>
          </table:table-cell>
          <table:table-cell office:value-type="float" office:value="693920" table:style-name="ce46">
            <text:p>693.920</text:p>
          </table:table-cell>
          <table:table-cell office:value-type="percentage" office:value="0.98663060926487545" table:style-name="ce47">
            <text:p>98,7%</text:p>
          </table:table-cell>
          <table:table-cell office:value-type="float" office:value="950102" table:style-name="ce46">
            <text:p>950.102</text:p>
          </table:table-cell>
          <table:table-cell office:value-type="percentage" office:value="0.97668441985519894" table:style-name="ce47">
            <text:p>97,7%</text:p>
          </table:table-cell>
          <table:table-cell office:value-type="float" office:value="1050910" table:style-name="ce46">
            <text:p>1.050.910</text:p>
          </table:table-cell>
          <table:table-cell office:value-type="percentage" office:value="0.90131744271512759" table:style-name="ce47">
            <text:p>90,1%</text:p>
          </table:table-cell>
          <table:table-cell office:value-type="float" office:value="776606" table:style-name="ce46">
            <text:p>776.606</text:p>
          </table:table-cell>
          <table:table-cell office:value-type="percentage" office:value="0.81778989933027257" table:style-name="ce47">
            <text:p>81,8%</text:p>
          </table:table-cell>
          <table:table-cell office:value-type="float" office:value="631207" table:style-name="ce46">
            <text:p>631.207</text:p>
          </table:table-cell>
          <table:table-cell office:value-type="percentage" office:value="0.85013906192127686" table:style-name="ce47">
            <text:p>85,0%</text:p>
          </table:table-cell>
          <table:table-cell office:value-type="float" office:value="482998" table:style-name="ce46">
            <text:p>482.998</text:p>
          </table:table-cell>
          <table:table-cell office:value-type="percentage" office:value="0.87255890248617085" table:style-name="ce47">
            <text:p>87,3%</text:p>
          </table:table-cell>
          <table:table-cell office:value-type="float" office:value="5474232" table:style-name="ce46">
            <text:p>5.474.23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573932612538411" table:style-name="ce47">
            <text:p>91,6%</text:p>
          </table:table-cell>
          <table:table-cell office:value-type="percentage" office:value="0.80742218750516237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0" table:style-name="ce46">
            <text:p>74.210</text:p>
          </table:table-cell>
          <table:table-cell office:value-type="percentage" office:value="1" table:style-name="ce47">
            <text:p>100,0%</text:p>
          </table:table-cell>
          <table:table-cell office:value-type="float" office:value="103864" table:style-name="ce46">
            <text:p>103.864</text:p>
          </table:table-cell>
          <table:table-cell office:value-type="percentage" office:value="1" table:style-name="ce47">
            <text:p>100,0%</text:p>
          </table:table-cell>
          <table:table-cell office:value-type="float" office:value="149638" table:style-name="ce46">
            <text:p>149.638</text:p>
          </table:table-cell>
          <table:table-cell office:value-type="percentage" office:value="1" table:style-name="ce47">
            <text:p>100,0%</text:p>
          </table:table-cell>
          <table:table-cell office:value-type="float" office:value="209482" table:style-name="ce46">
            <text:p>209.482</text:p>
          </table:table-cell>
          <table:table-cell office:value-type="percentage" office:value="0.98230295982293581" table:style-name="ce47">
            <text:p>98,2%</text:p>
          </table:table-cell>
          <table:table-cell office:value-type="float" office:value="235801" table:style-name="ce46">
            <text:p>235.801</text:p>
          </table:table-cell>
          <table:table-cell office:value-type="percentage" office:value="0.92777692528633871" table:style-name="ce47">
            <text:p>92,8%</text:p>
          </table:table-cell>
          <table:table-cell office:value-type="float" office:value="173432" table:style-name="ce46">
            <text:p>173.432</text:p>
          </table:table-cell>
          <table:table-cell office:value-type="percentage" office:value="0.82980627072338675" table:style-name="ce47">
            <text:p>83,0%</text:p>
          </table:table-cell>
          <table:table-cell office:value-type="float" office:value="148773" table:style-name="ce46">
            <text:p>148.773</text:p>
          </table:table-cell>
          <table:table-cell office:value-type="percentage" office:value="0.86371394733175422" table:style-name="ce47">
            <text:p>86,4%</text:p>
          </table:table-cell>
          <table:table-cell office:value-type="float" office:value="127914" table:style-name="ce46">
            <text:p>127.914</text:p>
          </table:table-cell>
          <table:table-cell office:value-type="percentage" office:value="0.90147574950315024" table:style-name="ce47">
            <text:p>90,1%</text:p>
          </table:table-cell>
          <table:table-cell office:value-type="float" office:value="1223114" table:style-name="ce46">
            <text:p>1.223.11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357717551675889" table:style-name="ce47">
            <text:p>93,4%</text:p>
          </table:table-cell>
          <table:table-cell office:value-type="percentage" office:value="0.80933875312572168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6" table:style-name="ce46">
            <text:p>42.566</text:p>
          </table:table-cell>
          <table:table-cell office:value-type="percentage" office:value="1" table:style-name="ce47">
            <text:p>100,0%</text:p>
          </table:table-cell>
          <table:table-cell office:value-type="float" office:value="55977" table:style-name="ce46">
            <text:p>55.977</text:p>
          </table:table-cell>
          <table:table-cell office:value-type="percentage" office:value="1" table:style-name="ce47">
            <text:p>100,0%</text:p>
          </table:table-cell>
          <table:table-cell office:value-type="float" office:value="72569" table:style-name="ce46">
            <text:p>72.569</text:p>
          </table:table-cell>
          <table:table-cell office:value-type="percentage" office:value="0.98273387140458268" table:style-name="ce47">
            <text:p>98,3%</text:p>
          </table:table-cell>
          <table:table-cell office:value-type="float" office:value="92410" table:style-name="ce46">
            <text:p>92.410</text:p>
          </table:table-cell>
          <table:table-cell office:value-type="percentage" office:value="0.95569528616046495" table:style-name="ce47">
            <text:p>95,6%</text:p>
          </table:table-cell>
          <table:table-cell office:value-type="float" office:value="96338" table:style-name="ce46">
            <text:p>96.338</text:p>
          </table:table-cell>
          <table:table-cell office:value-type="percentage" office:value="0.8920019999629637" table:style-name="ce47">
            <text:p>89,2%</text:p>
          </table:table-cell>
          <table:table-cell office:value-type="float" office:value="65609" table:style-name="ce46">
            <text:p>65.609</text:p>
          </table:table-cell>
          <table:table-cell office:value-type="percentage" office:value="0.80659200157362221" table:style-name="ce47">
            <text:p>80,7%</text:p>
          </table:table-cell>
          <table:table-cell office:value-type="float" office:value="59457" table:style-name="ce46">
            <text:p>59.457</text:p>
          </table:table-cell>
          <table:table-cell office:value-type="percentage" office:value="0.8727376810956009" table:style-name="ce47">
            <text:p>87,3%</text:p>
          </table:table-cell>
          <table:table-cell office:value-type="float" office:value="51461" table:style-name="ce46">
            <text:p>51.461</text:p>
          </table:table-cell>
          <table:table-cell office:value-type="percentage" office:value="0.91262325317443427" table:style-name="ce47">
            <text:p>91,3%</text:p>
          </table:table-cell>
          <table:table-cell office:value-type="float" office:value="536387" table:style-name="ce46">
            <text:p>536.38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265125895753708" table:style-name="ce47">
            <text:p>92,3%</text:p>
          </table:table-cell>
          <table:table-cell office:value-type="percentage" office:value="0.81123628812592918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43" table:style-name="ce46">
            <text:p>164.543</text:p>
          </table:table-cell>
          <table:table-cell office:value-type="percentage" office:value="1" table:style-name="ce47">
            <text:p>100,0%</text:p>
          </table:table-cell>
          <table:table-cell office:value-type="float" office:value="214232" table:style-name="ce46">
            <text:p>214.232</text:p>
          </table:table-cell>
          <table:table-cell office:value-type="percentage" office:value="1" table:style-name="ce47">
            <text:p>100,0%</text:p>
          </table:table-cell>
          <table:table-cell office:value-type="float" office:value="279840" table:style-name="ce46">
            <text:p>279.840</text:p>
          </table:table-cell>
          <table:table-cell office:value-type="percentage" office:value="0.99900399473081081" table:style-name="ce47">
            <text:p>99,9%</text:p>
          </table:table-cell>
          <table:table-cell office:value-type="float" office:value="326386" table:style-name="ce46">
            <text:p>326.386</text:p>
          </table:table-cell>
          <table:table-cell office:value-type="percentage" office:value="0.96002376631360353" table:style-name="ce47">
            <text:p>96,0%</text:p>
          </table:table-cell>
          <table:table-cell office:value-type="float" office:value="325162" table:style-name="ce46">
            <text:p>325.162</text:p>
          </table:table-cell>
          <table:table-cell office:value-type="percentage" office:value="0.8979076748045608" table:style-name="ce47">
            <text:p>89,8%</text:p>
          </table:table-cell>
          <table:table-cell office:value-type="float" office:value="209954" table:style-name="ce46">
            <text:p>209.954</text:p>
          </table:table-cell>
          <table:table-cell office:value-type="percentage" office:value="0.80583243456934173" table:style-name="ce47">
            <text:p>80,6%</text:p>
          </table:table-cell>
          <table:table-cell office:value-type="float" office:value="172988" table:style-name="ce46">
            <text:p>172.988</text:p>
          </table:table-cell>
          <table:table-cell office:value-type="percentage" office:value="0.85835640636319432" table:style-name="ce47">
            <text:p>85,8%</text:p>
          </table:table-cell>
          <table:table-cell office:value-type="float" office:value="155683" table:style-name="ce46">
            <text:p>155.683</text:p>
          </table:table-cell>
          <table:table-cell office:value-type="percentage" office:value="0.92335385454847396" table:style-name="ce47">
            <text:p>92,3%</text:p>
          </table:table-cell>
          <table:table-cell office:value-type="float" office:value="1848788" table:style-name="ce46">
            <text:p>1.848.78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187556295720186" table:style-name="ce47">
            <text:p>93,2%</text:p>
          </table:table-cell>
          <table:table-cell office:value-type="percentage" office:value="0.83259836505586116" table:style-name="ce47">
            <text:p>83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5" table:style-name="ce46">
            <text:p>2.415</text:p>
          </table:table-cell>
          <table:table-cell office:value-type="percentage" office:value="0.9270633397312859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09" table:style-name="ce46">
            <text:p>7.709</text:p>
          </table:table-cell>
          <table:table-cell office:value-type="percentage" office:value="0.98116329387807055" table:style-name="ce47">
            <text:p>98,1%</text:p>
          </table:table-cell>
          <table:table-cell office:value-type="float" office:value="10677" table:style-name="ce46">
            <text:p>10.677</text:p>
          </table:table-cell>
          <table:table-cell office:value-type="percentage" office:value="0.92393561786085154" table:style-name="ce47">
            <text:p>92,4%</text:p>
          </table:table-cell>
          <table:table-cell office:value-type="float" office:value="11290" table:style-name="ce46">
            <text:p>11.290</text:p>
          </table:table-cell>
          <table:table-cell office:value-type="percentage" office:value="0.89305489637715552" table:style-name="ce47">
            <text:p>89,3%</text:p>
          </table:table-cell>
          <table:table-cell office:value-type="float" office:value="9478" table:style-name="ce46">
            <text:p>9.478</text:p>
          </table:table-cell>
          <table:table-cell office:value-type="percentage" office:value="0.79687237262485289" table:style-name="ce47">
            <text:p>79,7%</text:p>
          </table:table-cell>
          <table:table-cell office:value-type="float" office:value="9559" table:style-name="ce46">
            <text:p>9.559</text:p>
          </table:table-cell>
          <table:table-cell office:value-type="percentage" office:value="0.87161484453360083" table:style-name="ce47">
            <text:p>87,2%</text:p>
          </table:table-cell>
          <table:table-cell office:value-type="float" office:value="9036" table:style-name="ce46">
            <text:p>9.036</text:p>
          </table:table-cell>
          <table:table-cell office:value-type="percentage" office:value="0.99013806706114393" table:style-name="ce47">
            <text:p>99,0%</text:p>
          </table:table-cell>
          <table:table-cell office:value-type="float" office:value="64075" table:style-name="ce46">
            <text:p>64.07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290988515465376" table:style-name="ce47">
            <text:p>90,3%</text:p>
          </table:table-cell>
          <table:table-cell office:value-type="percentage" office:value="0.76096767297688894" table:style-name="ce47">
            <text:p>76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7" table:style-name="ce46">
            <text:p>3.427</text:p>
          </table:table-cell>
          <table:table-cell office:value-type="percentage" office:value="0.91435432230522951" table:style-name="ce47">
            <text:p>91,4%</text:p>
          </table:table-cell>
          <table:table-cell office:value-type="float" office:value="7497" table:style-name="ce46">
            <text:p>7.497</text:p>
          </table:table-cell>
          <table:table-cell office:value-type="percentage" office:value="0.9578382522039095" table:style-name="ce47">
            <text:p>95,8%</text:p>
          </table:table-cell>
          <table:table-cell office:value-type="float" office:value="10140" table:style-name="ce46">
            <text:p>10.140</text:p>
          </table:table-cell>
          <table:table-cell office:value-type="percentage" office:value="0.89742455084520756" table:style-name="ce47">
            <text:p>89,7%</text:p>
          </table:table-cell>
          <table:table-cell office:value-type="float" office:value="10626" table:style-name="ce46">
            <text:p>10.626</text:p>
          </table:table-cell>
          <table:table-cell office:value-type="percentage" office:value="0.88535244125979007" table:style-name="ce47">
            <text:p>88,5%</text:p>
          </table:table-cell>
          <table:table-cell office:value-type="float" office:value="9206" table:style-name="ce46">
            <text:p>9.206</text:p>
          </table:table-cell>
          <table:table-cell office:value-type="percentage" office:value="0.75875710871177782" table:style-name="ce47">
            <text:p>75,9%</text:p>
          </table:table-cell>
          <table:table-cell office:value-type="float" office:value="9547" table:style-name="ce46">
            <text:p>9.547</text:p>
          </table:table-cell>
          <table:table-cell office:value-type="percentage" office:value="0.79591496456857025" table:style-name="ce47">
            <text:p>79,6%</text:p>
          </table:table-cell>
          <table:table-cell office:value-type="float" office:value="8605" table:style-name="ce46">
            <text:p>8.605</text:p>
          </table:table-cell>
          <table:table-cell office:value-type="percentage" office:value="0.89878838520994364" table:style-name="ce47">
            <text:p>89,9%</text:p>
          </table:table-cell>
          <table:table-cell office:value-type="float" office:value="61144" table:style-name="ce46">
            <text:p>61.14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206945168976556" table:style-name="ce47">
            <text:p>86,2%</text:p>
          </table:table-cell>
          <table:table-cell office:value-type="percentage" office:value="0.70219118930589375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2" table:style-name="ce46">
            <text:p>3.692</text:p>
          </table:table-cell>
          <table:table-cell office:value-type="string" table:style-name="ce47">
            <text:p>-</text:p>
          </table:table-cell>
          <table:table-cell office:value-type="float" office:value="9695" table:style-name="ce46">
            <text:p>9.695</text:p>
          </table:table-cell>
          <table:table-cell office:value-type="string" table:style-name="ce47">
            <text:p>-</text:p>
          </table:table-cell>
          <table:table-cell office:value-type="float" office:value="22735" table:style-name="ce46">
            <text:p>22.735</text:p>
          </table:table-cell>
          <table:table-cell office:value-type="string" table:style-name="ce47">
            <text:p>-</text:p>
          </table:table-cell>
          <table:table-cell office:value-type="float" office:value="32880" table:style-name="ce46">
            <text:p>32.880</text:p>
          </table:table-cell>
          <table:table-cell office:value-type="string" table:style-name="ce47">
            <text:p>-</text:p>
          </table:table-cell>
          <table:table-cell office:value-type="float" office:value="25045" table:style-name="ce46">
            <text:p>25.045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26" table:style-name="ce46">
            <text:p>95.3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8" table:style-name="ce49">
            <text:p>898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3" table:style-name="ce49">
            <text:p>2.333</text:p>
          </table:table-cell>
          <table:table-cell office:value-type="string" table:style-name="ce50">
            <text:p>-</text:p>
          </table:table-cell>
          <table:table-cell office:value-type="float" office:value="2065" table:style-name="ce49">
            <text:p>2.065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40" table:style-name="ce49">
            <text:p>7.84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7696" table:style-name="ce53">
            <text:p>2.947.696</text:p>
          </table:table-cell>
          <table:table-cell office:value-type="percentage" office:value="1" table:style-name="ce54">
            <text:p>100,0%</text:p>
          </table:table-cell>
          <table:table-cell office:value-type="float" office:value="3961483" table:style-name="ce53">
            <text:p>3.961.483</text:p>
          </table:table-cell>
          <table:table-cell office:value-type="percentage" office:value="1.000363127186686" table:style-name="ce54">
            <text:p>100,0%</text:p>
          </table:table-cell>
          <table:table-cell office:value-type="float" office:value="5322443" table:style-name="ce53">
            <text:p>5.322.443</text:p>
          </table:table-cell>
          <table:table-cell office:value-type="percentage" office:value="0.99727505374756464" table:style-name="ce54">
            <text:p>99,7%</text:p>
          </table:table-cell>
          <table:table-cell office:value-type="float" office:value="6747028" table:style-name="ce53">
            <text:p>6.747.028</text:p>
          </table:table-cell>
          <table:table-cell office:value-type="percentage" office:value="0.95929680864162603" table:style-name="ce54">
            <text:p>95,9%</text:p>
          </table:table-cell>
          <table:table-cell office:value-type="float" office:value="7097047" table:style-name="ce53">
            <text:p>7.097.047</text:p>
          </table:table-cell>
          <table:table-cell office:value-type="percentage" office:value="0.89930100306181004" table:style-name="ce54">
            <text:p>89,9%</text:p>
          </table:table-cell>
          <table:table-cell office:value-type="float" office:value="5077175" table:style-name="ce53">
            <text:p>5.077.175</text:p>
          </table:table-cell>
          <table:table-cell office:value-type="percentage" office:value="0.81490314510955386" table:style-name="ce54">
            <text:p>81,5%</text:p>
          </table:table-cell>
          <table:table-cell office:value-type="float" office:value="4191845" table:style-name="ce53">
            <text:p>4.191.845</text:p>
          </table:table-cell>
          <table:table-cell office:value-type="percentage" office:value="0.84775534720424539" table:style-name="ce54">
            <text:p>84,8%</text:p>
          </table:table-cell>
          <table:table-cell office:value-type="float" office:value="3532867" table:style-name="ce53">
            <text:p>3.532.867</text:p>
          </table:table-cell>
          <table:table-cell office:value-type="percentage" office:value="0.90849891197180743" table:style-name="ce54">
            <text:p>90,8%</text:p>
          </table:table-cell>
          <table:table-cell office:value-type="float" office:value="38877584" table:style-name="ce53">
            <text:p>38.877.58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302335429820259" table:style-name="ce54">
            <text:p>92,3%</text:p>
          </table:table-cell>
          <table:table-cell office:value-type="percentage" office:value="0.81932418624387637" table:style-name="ce54">
            <text:p>81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005" table:style-name="ce43">
            <text:p>430.005</text:p>
          </table:table-cell>
          <table:table-cell office:value-type="percentage" office:value="1" table:style-name="ce44">
            <text:p>100,0%</text:p>
          </table:table-cell>
          <table:table-cell office:value-type="float" office:value="651706" table:style-name="ce43">
            <text:p>651.706</text:p>
          </table:table-cell>
          <table:table-cell office:value-type="percentage" office:value="1" table:style-name="ce44">
            <text:p>100,0%</text:p>
          </table:table-cell>
          <table:table-cell office:value-type="float" office:value="927737" table:style-name="ce43">
            <text:p>927.737</text:p>
          </table:table-cell>
          <table:table-cell office:value-type="percentage" office:value="1.0126508082218246" table:style-name="ce44">
            <text:p>101,3%</text:p>
          </table:table-cell>
          <table:table-cell office:value-type="float" office:value="1214650" table:style-name="ce43">
            <text:p>1.214.650</text:p>
          </table:table-cell>
          <table:table-cell office:value-type="percentage" office:value="0.96018168868342901" table:style-name="ce44">
            <text:p>96,0%</text:p>
          </table:table-cell>
          <table:table-cell office:value-type="float" office:value="1253190" table:style-name="ce43">
            <text:p>1.253.190</text:p>
          </table:table-cell>
          <table:table-cell office:value-type="percentage" office:value="0.9047558540307874" table:style-name="ce44">
            <text:p>90,5%</text:p>
          </table:table-cell>
          <table:table-cell office:value-type="float" office:value="931906" table:style-name="ce43">
            <text:p>931.906</text:p>
          </table:table-cell>
          <table:table-cell office:value-type="percentage" office:value="0.81730582862735779" table:style-name="ce44">
            <text:p>81,7%</text:p>
          </table:table-cell>
          <table:table-cell office:value-type="float" office:value="770965" table:style-name="ce43">
            <text:p>770.965</text:p>
          </table:table-cell>
          <table:table-cell office:value-type="percentage" office:value="0.8301800851107819" table:style-name="ce44">
            <text:p>83,0%</text:p>
          </table:table-cell>
          <table:table-cell office:value-type="float" office:value="678532" table:style-name="ce43">
            <text:p>678.532</text:p>
          </table:table-cell>
          <table:table-cell office:value-type="percentage" office:value="0.90121621926745266" table:style-name="ce44">
            <text:p>90,1%</text:p>
          </table:table-cell>
          <table:table-cell office:value-type="float" office:value="6858691" table:style-name="ce43">
            <text:p>6.858.69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38566957081847" table:style-name="ce44">
            <text:p>92,0%</text:p>
          </table:table-cell>
          <table:table-cell office:value-type="percentage" office:value="0.81029749146160313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00" table:style-name="ce46">
            <text:p>100.400</text:p>
          </table:table-cell>
          <table:table-cell office:value-type="percentage" office:value="1" table:style-name="ce47">
            <text:p>100,0%</text:p>
          </table:table-cell>
          <table:table-cell office:value-type="float" office:value="118987" table:style-name="ce46">
            <text:p>118.987</text:p>
          </table:table-cell>
          <table:table-cell office:value-type="percentage" office:value="1" table:style-name="ce47">
            <text:p>100,0%</text:p>
          </table:table-cell>
          <table:table-cell office:value-type="float" office:value="153807" table:style-name="ce46">
            <text:p>153.807</text:p>
          </table:table-cell>
          <table:table-cell office:value-type="percentage" office:value="0.98362825915954133" table:style-name="ce47">
            <text:p>98,4%</text:p>
          </table:table-cell>
          <table:table-cell office:value-type="float" office:value="185631" table:style-name="ce46">
            <text:p>185.631</text:p>
          </table:table-cell>
          <table:table-cell office:value-type="percentage" office:value="0.93627248242260397" table:style-name="ce47">
            <text:p>93,6%</text:p>
          </table:table-cell>
          <table:table-cell office:value-type="float" office:value="188136" table:style-name="ce46">
            <text:p>188.136</text:p>
          </table:table-cell>
          <table:table-cell office:value-type="percentage" office:value="0.87528321461968983" table:style-name="ce47">
            <text:p>87,5%</text:p>
          </table:table-cell>
          <table:table-cell office:value-type="float" office:value="126389" table:style-name="ce46">
            <text:p>126.389</text:p>
          </table:table-cell>
          <table:table-cell office:value-type="percentage" office:value="0.76932300987302626" table:style-name="ce47">
            <text:p>76,9%</text:p>
          </table:table-cell>
          <table:table-cell office:value-type="float" office:value="104702" table:style-name="ce46">
            <text:p>104.702</text:p>
          </table:table-cell>
          <table:table-cell office:value-type="percentage" office:value="0.80292329046556388" table:style-name="ce47">
            <text:p>80,3%</text:p>
          </table:table-cell>
          <table:table-cell office:value-type="float" office:value="88633" table:style-name="ce46">
            <text:p>88.633</text:p>
          </table:table-cell>
          <table:table-cell office:value-type="percentage" office:value="0.85960488415172298" table:style-name="ce47">
            <text:p>86,0%</text:p>
          </table:table-cell>
          <table:table-cell office:value-type="float" office:value="1066685" table:style-name="ce46">
            <text:p>1.066.68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05433984680216" table:style-name="ce47">
            <text:p>90,0%</text:p>
          </table:table-cell>
          <table:table-cell office:value-type="percentage" office:value="0.80238620541285444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84" table:style-name="ce46">
            <text:p>88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14056" table:style-name="ce46">
            <text:p>114.056</text:p>
          </table:table-cell>
          <table:table-cell office:value-type="percentage" office:value="1" table:style-name="ce47">
            <text:p>100,0%</text:p>
          </table:table-cell>
          <table:table-cell office:value-type="float" office:value="147738" table:style-name="ce46">
            <text:p>147.738</text:p>
          </table:table-cell>
          <table:table-cell office:value-type="percentage" office:value="0.98721032796086927" table:style-name="ce47">
            <text:p>98,7%</text:p>
          </table:table-cell>
          <table:table-cell office:value-type="float" office:value="152883" table:style-name="ce46">
            <text:p>152.883</text:p>
          </table:table-cell>
          <table:table-cell office:value-type="percentage" office:value="0.93997971041224748" table:style-name="ce47">
            <text:p>94,0%</text:p>
          </table:table-cell>
          <table:table-cell office:value-type="float" office:value="150516" table:style-name="ce46">
            <text:p>150.516</text:p>
          </table:table-cell>
          <table:table-cell office:value-type="percentage" office:value="0.90133119352308178" table:style-name="ce47">
            <text:p>90,1%</text:p>
          </table:table-cell>
          <table:table-cell office:value-type="float" office:value="90462" table:style-name="ce46">
            <text:p>90.462</text:p>
          </table:table-cell>
          <table:table-cell office:value-type="percentage" office:value="0.79039938488960337" table:style-name="ce47">
            <text:p>79,0%</text:p>
          </table:table-cell>
          <table:table-cell office:value-type="float" office:value="66070" table:style-name="ce46">
            <text:p>66.070</text:p>
          </table:table-cell>
          <table:table-cell office:value-type="percentage" office:value="0.83515566735346536" table:style-name="ce47">
            <text:p>83,5%</text:p>
          </table:table-cell>
          <table:table-cell office:value-type="float" office:value="60231" table:style-name="ce46">
            <text:p>60.231</text:p>
          </table:table-cell>
          <table:table-cell office:value-type="percentage" office:value="0.94110937500000003" table:style-name="ce47">
            <text:p>94,1%</text:p>
          </table:table-cell>
          <table:table-cell office:value-type="float" office:value="870240" table:style-name="ce46">
            <text:p>870.24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18073039969933" table:style-name="ce47">
            <text:p>93,2%</text:p>
          </table:table-cell>
          <table:table-cell office:value-type="percentage" office:value="0.85419480478688314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01" table:style-name="ce46">
            <text:p>51.201</text:p>
          </table:table-cell>
          <table:table-cell office:value-type="percentage" office:value="1" table:style-name="ce47">
            <text:p>100,0%</text:p>
          </table:table-cell>
          <table:table-cell office:value-type="float" office:value="79292" table:style-name="ce46">
            <text:p>79.292</text:p>
          </table:table-cell>
          <table:table-cell office:value-type="percentage" office:value="0.98479805256098163" table:style-name="ce47">
            <text:p>98,5%</text:p>
          </table:table-cell>
          <table:table-cell office:value-type="float" office:value="110867" table:style-name="ce46">
            <text:p>110.867</text:p>
          </table:table-cell>
          <table:table-cell office:value-type="percentage" office:value="0.94571401762332485" table:style-name="ce47">
            <text:p>94,6%</text:p>
          </table:table-cell>
          <table:table-cell office:value-type="float" office:value="151056" table:style-name="ce46">
            <text:p>151.056</text:p>
          </table:table-cell>
          <table:table-cell office:value-type="percentage" office:value="0.91109006797469194" table:style-name="ce47">
            <text:p>91,1%</text:p>
          </table:table-cell>
          <table:table-cell office:value-type="float" office:value="169761" table:style-name="ce46">
            <text:p>169.761</text:p>
          </table:table-cell>
          <table:table-cell office:value-type="percentage" office:value="0.82339502939293407" table:style-name="ce47">
            <text:p>82,3%</text:p>
          </table:table-cell>
          <table:table-cell office:value-type="float" office:value="129615" table:style-name="ce46">
            <text:p>129.615</text:p>
          </table:table-cell>
          <table:table-cell office:value-type="percentage" office:value="0.71143934528808317" table:style-name="ce47">
            <text:p>71,1%</text:p>
          </table:table-cell>
          <table:table-cell office:value-type="float" office:value="99497" table:style-name="ce46">
            <text:p>99.497</text:p>
          </table:table-cell>
          <table:table-cell office:value-type="percentage" office:value="0.72129590697539547" table:style-name="ce47">
            <text:p>72,1%</text:p>
          </table:table-cell>
          <table:table-cell office:value-type="float" office:value="77039" table:style-name="ce46">
            <text:p>77.039</text:p>
          </table:table-cell>
          <table:table-cell office:value-type="percentage" office:value="0.8068600754084625" table:style-name="ce47">
            <text:p>80,7%</text:p>
          </table:table-cell>
          <table:table-cell office:value-type="float" office:value="868328" table:style-name="ce46">
            <text:p>868.32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907207399598205" table:style-name="ce47">
            <text:p>83,9%</text:p>
          </table:table-cell>
          <table:table-cell office:value-type="percentage" office:value="0.74118320881094424" table:style-name="ce47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12" table:style-name="ce46">
            <text:p>92.312</text:p>
          </table:table-cell>
          <table:table-cell office:value-type="percentage" office:value="1" table:style-name="ce47">
            <text:p>100,0%</text:p>
          </table:table-cell>
          <table:table-cell office:value-type="float" office:value="150900" table:style-name="ce46">
            <text:p>150.900</text:p>
          </table:table-cell>
          <table:table-cell office:value-type="percentage" office:value="0.97650309646608124" table:style-name="ce47">
            <text:p>97,7%</text:p>
          </table:table-cell>
          <table:table-cell office:value-type="float" office:value="222388" table:style-name="ce46">
            <text:p>222.388</text:p>
          </table:table-cell>
          <table:table-cell office:value-type="percentage" office:value="0.94596158099807737" table:style-name="ce47">
            <text:p>94,6%</text:p>
          </table:table-cell>
          <table:table-cell office:value-type="float" office:value="320460" table:style-name="ce46">
            <text:p>320.460</text:p>
          </table:table-cell>
          <table:table-cell office:value-type="percentage" office:value="0.91426256447710774" table:style-name="ce47">
            <text:p>91,4%</text:p>
          </table:table-cell>
          <table:table-cell office:value-type="float" office:value="317114" table:style-name="ce46">
            <text:p>317.114</text:p>
          </table:table-cell>
          <table:table-cell office:value-type="percentage" office:value="0.81746424557387531" table:style-name="ce47">
            <text:p>81,7%</text:p>
          </table:table-cell>
          <table:table-cell office:value-type="float" office:value="227378" table:style-name="ce46">
            <text:p>227.378</text:p>
          </table:table-cell>
          <table:table-cell office:value-type="percentage" office:value="0.73127416107598397" table:style-name="ce47">
            <text:p>73,1%</text:p>
          </table:table-cell>
          <table:table-cell office:value-type="float" office:value="184201" table:style-name="ce46">
            <text:p>184.201</text:p>
          </table:table-cell>
          <table:table-cell office:value-type="percentage" office:value="0.73168803724359277" table:style-name="ce47">
            <text:p>73,2%</text:p>
          </table:table-cell>
          <table:table-cell office:value-type="float" office:value="150613" table:style-name="ce46">
            <text:p>150.613</text:p>
          </table:table-cell>
          <table:table-cell office:value-type="percentage" office:value="0.83768360984888512" table:style-name="ce47">
            <text:p>83,8%</text:p>
          </table:table-cell>
          <table:table-cell office:value-type="float" office:value="1665366" table:style-name="ce46">
            <text:p>1.665.36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34112753433078" table:style-name="ce47">
            <text:p>84,9%</text:p>
          </table:table-cell>
          <table:table-cell office:value-type="percentage" office:value="0.76535052243799495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72" table:style-name="ce46">
            <text:p>42.1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51" table:style-name="ce46">
            <text:p>55.951</text:p>
          </table:table-cell>
          <table:table-cell office:value-type="percentage" office:value="1" table:style-name="ce47">
            <text:p>100,0%</text:p>
          </table:table-cell>
          <table:table-cell office:value-type="float" office:value="76601" table:style-name="ce46">
            <text:p>76.601</text:p>
          </table:table-cell>
          <table:table-cell office:value-type="percentage" office:value="0.9903807615230461" table:style-name="ce47">
            <text:p>99,0%</text:p>
          </table:table-cell>
          <table:table-cell office:value-type="float" office:value="84397" table:style-name="ce46">
            <text:p>84.397</text:p>
          </table:table-cell>
          <table:table-cell office:value-type="percentage" office:value="0.93811969232137304" table:style-name="ce47">
            <text:p>93,8%</text:p>
          </table:table-cell>
          <table:table-cell office:value-type="float" office:value="88213" table:style-name="ce46">
            <text:p>88.213</text:p>
          </table:table-cell>
          <table:table-cell office:value-type="percentage" office:value="0.90225940737861698" table:style-name="ce47">
            <text:p>90,2%</text:p>
          </table:table-cell>
          <table:table-cell office:value-type="float" office:value="55240" table:style-name="ce46">
            <text:p>55.240</text:p>
          </table:table-cell>
          <table:table-cell office:value-type="percentage" office:value="0.78384629574446951" table:style-name="ce47">
            <text:p>78,4%</text:p>
          </table:table-cell>
          <table:table-cell office:value-type="float" office:value="41743" table:style-name="ce46">
            <text:p>41.743</text:p>
          </table:table-cell>
          <table:table-cell office:value-type="percentage" office:value="0.82651222651222656" table:style-name="ce47">
            <text:p>82,7%</text:p>
          </table:table-cell>
          <table:table-cell office:value-type="float" office:value="40489" table:style-name="ce46">
            <text:p>40.489</text:p>
          </table:table-cell>
          <table:table-cell office:value-type="percentage" office:value="0.92097900507244723" table:style-name="ce47">
            <text:p>92,1%</text:p>
          </table:table-cell>
          <table:table-cell office:value-type="float" office:value="484806" table:style-name="ce46">
            <text:p>484.80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97810645129896" table:style-name="ce47">
            <text:p>92,5%</text:p>
          </table:table-cell>
          <table:table-cell office:value-type="percentage" office:value="0.83170671035588994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82" table:style-name="ce46">
            <text:p>227.882</text:p>
          </table:table-cell>
          <table:table-cell office:value-type="percentage" office:value="1" table:style-name="ce47">
            <text:p>100,0%</text:p>
          </table:table-cell>
          <table:table-cell office:value-type="float" office:value="250328" table:style-name="ce46">
            <text:p>250.328</text:p>
          </table:table-cell>
          <table:table-cell office:value-type="percentage" office:value="1" table:style-name="ce47">
            <text:p>100,0%</text:p>
          </table:table-cell>
          <table:table-cell office:value-type="float" office:value="321708" table:style-name="ce46">
            <text:p>321.708</text:p>
          </table:table-cell>
          <table:table-cell office:value-type="percentage" office:value="1.009834418896649" table:style-name="ce47">
            <text:p>101,0%</text:p>
          </table:table-cell>
          <table:table-cell office:value-type="float" office:value="351672" table:style-name="ce46">
            <text:p>351.672</text:p>
          </table:table-cell>
          <table:table-cell office:value-type="percentage" office:value="0.9225998557093199" table:style-name="ce47">
            <text:p>92,3%</text:p>
          </table:table-cell>
          <table:table-cell office:value-type="float" office:value="319289" table:style-name="ce46">
            <text:p>319.289</text:p>
          </table:table-cell>
          <table:table-cell office:value-type="percentage" office:value="0.8788455980512242" table:style-name="ce47">
            <text:p>87,9%</text:p>
          </table:table-cell>
          <table:table-cell office:value-type="float" office:value="211515" table:style-name="ce46">
            <text:p>211.515</text:p>
          </table:table-cell>
          <table:table-cell office:value-type="percentage" office:value="0.7898746372996045" table:style-name="ce47">
            <text:p>79,0%</text:p>
          </table:table-cell>
          <table:table-cell office:value-type="float" office:value="172115" table:style-name="ce46">
            <text:p>172.115</text:p>
          </table:table-cell>
          <table:table-cell office:value-type="percentage" office:value="0.81568770556287495" table:style-name="ce47">
            <text:p>81,6%</text:p>
          </table:table-cell>
          <table:table-cell office:value-type="float" office:value="140880" table:style-name="ce46">
            <text:p>140.880</text:p>
          </table:table-cell>
          <table:table-cell office:value-type="percentage" office:value="0.85205211017164428" table:style-name="ce47">
            <text:p>85,2%</text:p>
          </table:table-cell>
          <table:table-cell office:value-type="float" office:value="1995389" table:style-name="ce46">
            <text:p>1.995.38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89201577206325" table:style-name="ce47">
            <text:p>91,7%</text:p>
          </table:table-cell>
          <table:table-cell office:value-type="percentage" office:value="0.83317633422104642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88" table:style-name="ce46">
            <text:p>137.288</text:p>
          </table:table-cell>
          <table:table-cell office:value-type="percentage" office:value="1" table:style-name="ce47">
            <text:p>100,0%</text:p>
          </table:table-cell>
          <table:table-cell office:value-type="float" office:value="158212" table:style-name="ce46">
            <text:p>158.212</text:p>
          </table:table-cell>
          <table:table-cell office:value-type="percentage" office:value="0.99441235441637699" table:style-name="ce47">
            <text:p>99,4%</text:p>
          </table:table-cell>
          <table:table-cell office:value-type="float" office:value="219238" table:style-name="ce46">
            <text:p>219.238</text:p>
          </table:table-cell>
          <table:table-cell office:value-type="percentage" office:value="1.0036347988500485" table:style-name="ce47">
            <text:p>100,4%</text:p>
          </table:table-cell>
          <table:table-cell office:value-type="float" office:value="280948" table:style-name="ce46">
            <text:p>280.948</text:p>
          </table:table-cell>
          <table:table-cell office:value-type="percentage" office:value="0.91371740417200575" table:style-name="ce47">
            <text:p>91,4%</text:p>
          </table:table-cell>
          <table:table-cell office:value-type="float" office:value="279654" table:style-name="ce46">
            <text:p>279.654</text:p>
          </table:table-cell>
          <table:table-cell office:value-type="percentage" office:value="0.84588557341842985" table:style-name="ce47">
            <text:p>84,6%</text:p>
          </table:table-cell>
          <table:table-cell office:value-type="float" office:value="199202" table:style-name="ce46">
            <text:p>199.202</text:p>
          </table:table-cell>
          <table:table-cell office:value-type="percentage" office:value="0.74915852140458294" table:style-name="ce47">
            <text:p>74,9%</text:p>
          </table:table-cell>
          <table:table-cell office:value-type="float" office:value="166898" table:style-name="ce46">
            <text:p>166.898</text:p>
          </table:table-cell>
          <table:table-cell office:value-type="percentage" office:value="0.76527472729023471" table:style-name="ce47">
            <text:p>76,5%</text:p>
          </table:table-cell>
          <table:table-cell office:value-type="float" office:value="147361" table:style-name="ce46">
            <text:p>147.361</text:p>
          </table:table-cell>
          <table:table-cell office:value-type="percentage" office:value="0.84703860391327335" table:style-name="ce47">
            <text:p>84,7%</text:p>
          </table:table-cell>
          <table:table-cell office:value-type="float" office:value="1588801" table:style-name="ce46">
            <text:p>1.588.80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83807242876982" table:style-name="ce47">
            <text:p>87,8%</text:p>
          </table:table-cell>
          <table:table-cell office:value-type="percentage" office:value="0.77683585294694313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346" table:style-name="ce46">
            <text:p>454.346</text:p>
          </table:table-cell>
          <table:table-cell office:value-type="percentage" office:value="1" table:style-name="ce47">
            <text:p>100,0%</text:p>
          </table:table-cell>
          <table:table-cell office:value-type="float" office:value="616347" table:style-name="ce46">
            <text:p>616.347</text:p>
          </table:table-cell>
          <table:table-cell office:value-type="percentage" office:value="0.97017906726355752" table:style-name="ce47">
            <text:p>97,0%</text:p>
          </table:table-cell>
          <table:table-cell office:value-type="float" office:value="791191" table:style-name="ce46">
            <text:p>791.191</text:p>
          </table:table-cell>
          <table:table-cell office:value-type="percentage" office:value="0.94461092857552198" table:style-name="ce47">
            <text:p>94,5%</text:p>
          </table:table-cell>
          <table:table-cell office:value-type="float" office:value="1027208" table:style-name="ce46">
            <text:p>1.027.208</text:p>
          </table:table-cell>
          <table:table-cell office:value-type="percentage" office:value="0.9408562164538643" table:style-name="ce47">
            <text:p>94,1%</text:p>
          </table:table-cell>
          <table:table-cell office:value-type="float" office:value="1134915" table:style-name="ce46">
            <text:p>1.134.915</text:p>
          </table:table-cell>
          <table:table-cell office:value-type="percentage" office:value="0.86190293562583775" table:style-name="ce47">
            <text:p>86,2%</text:p>
          </table:table-cell>
          <table:table-cell office:value-type="float" office:value="789956" table:style-name="ce46">
            <text:p>789.956</text:p>
          </table:table-cell>
          <table:table-cell office:value-type="percentage" office:value="0.75619057829784464" table:style-name="ce47">
            <text:p>75,6%</text:p>
          </table:table-cell>
          <table:table-cell office:value-type="float" office:value="653647" table:style-name="ce46">
            <text:p>653.647</text:p>
          </table:table-cell>
          <table:table-cell office:value-type="percentage" office:value="0.77913902745743113" table:style-name="ce47">
            <text:p>77,9%</text:p>
          </table:table-cell>
          <table:table-cell office:value-type="float" office:value="545859" table:style-name="ce46">
            <text:p>545.859</text:p>
          </table:table-cell>
          <table:table-cell office:value-type="percentage" office:value="0.83189162498514091" table:style-name="ce47">
            <text:p>83,2%</text:p>
          </table:table-cell>
          <table:table-cell office:value-type="float" office:value="6013469" table:style-name="ce46">
            <text:p>6.013.46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553200472893089" table:style-name="ce47">
            <text:p>87,6%</text:p>
          </table:table-cell>
          <table:table-cell office:value-type="percentage" office:value="0.77289187465193343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79" table:style-name="ce46">
            <text:p>293.279</text:p>
          </table:table-cell>
          <table:table-cell office:value-type="percentage" office:value="1" table:style-name="ce47">
            <text:p>100,0%</text:p>
          </table:table-cell>
          <table:table-cell office:value-type="float" office:value="432666" table:style-name="ce46">
            <text:p>432.666</text:p>
          </table:table-cell>
          <table:table-cell office:value-type="percentage" office:value="0.98813324746152897" table:style-name="ce47">
            <text:p>98,8%</text:p>
          </table:table-cell>
          <table:table-cell office:value-type="float" office:value="568823" table:style-name="ce46">
            <text:p>568.823</text:p>
          </table:table-cell>
          <table:table-cell office:value-type="percentage" office:value="0.97949986912978193" table:style-name="ce47">
            <text:p>97,9%</text:p>
          </table:table-cell>
          <table:table-cell office:value-type="float" office:value="713461" table:style-name="ce46">
            <text:p>713.461</text:p>
          </table:table-cell>
          <table:table-cell office:value-type="percentage" office:value="0.94833012996887023" table:style-name="ce47">
            <text:p>94,8%</text:p>
          </table:table-cell>
          <table:table-cell office:value-type="float" office:value="752971" table:style-name="ce46">
            <text:p>752.971</text:p>
          </table:table-cell>
          <table:table-cell office:value-type="percentage" office:value="0.88419634846897799" table:style-name="ce47">
            <text:p>88,4%</text:p>
          </table:table-cell>
          <table:table-cell office:value-type="float" office:value="511828" table:style-name="ce46">
            <text:p>511.828</text:p>
          </table:table-cell>
          <table:table-cell office:value-type="percentage" office:value="0.78893394927854565" table:style-name="ce47">
            <text:p>78,9%</text:p>
          </table:table-cell>
          <table:table-cell office:value-type="float" office:value="427141" table:style-name="ce46">
            <text:p>427.141</text:p>
          </table:table-cell>
          <table:table-cell office:value-type="percentage" office:value="0.82759054959447886" table:style-name="ce47">
            <text:p>82,8%</text:p>
          </table:table-cell>
          <table:table-cell office:value-type="float" office:value="374442" table:style-name="ce46">
            <text:p>374.442</text:p>
          </table:table-cell>
          <table:table-cell office:value-type="percentage" office:value="0.88201332764862872" table:style-name="ce47">
            <text:p>88,2%</text:p>
          </table:table-cell>
          <table:table-cell office:value-type="float" office:value="4074611" table:style-name="ce46">
            <text:p>4.074.61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79730860858932" table:style-name="ce47">
            <text:p>90,8%</text:p>
          </table:table-cell>
          <table:table-cell office:value-type="percentage" office:value="0.80568056056201731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01" table:style-name="ce46">
            <text:p>77.601</text:p>
          </table:table-cell>
          <table:table-cell office:value-type="percentage" office:value="1" table:style-name="ce47">
            <text:p>100,0%</text:p>
          </table:table-cell>
          <table:table-cell office:value-type="float" office:value="95659" table:style-name="ce46">
            <text:p>95.659</text:p>
          </table:table-cell>
          <table:table-cell office:value-type="percentage" office:value="1" table:style-name="ce47">
            <text:p>100,0%</text:p>
          </table:table-cell>
          <table:table-cell office:value-type="float" office:value="132205" table:style-name="ce46">
            <text:p>132.205</text:p>
          </table:table-cell>
          <table:table-cell office:value-type="percentage" office:value="1.0551330039825375" table:style-name="ce47">
            <text:p>105,5%</text:p>
          </table:table-cell>
          <table:table-cell office:value-type="float" office:value="160910" table:style-name="ce46">
            <text:p>160.910</text:p>
          </table:table-cell>
          <table:table-cell office:value-type="percentage" office:value="0.95091480711043874" table:style-name="ce47">
            <text:p>95,1%</text:p>
          </table:table-cell>
          <table:table-cell office:value-type="float" office:value="145222" table:style-name="ce46">
            <text:p>145.222</text:p>
          </table:table-cell>
          <table:table-cell office:value-type="percentage" office:value="0.910517010044265" table:style-name="ce47">
            <text:p>91,1%</text:p>
          </table:table-cell>
          <table:table-cell office:value-type="float" office:value="111938" table:style-name="ce46">
            <text:p>111.938</text:p>
          </table:table-cell>
          <table:table-cell office:value-type="percentage" office:value="0.83861880895122076" table:style-name="ce47">
            <text:p>83,9%</text:p>
          </table:table-cell>
          <table:table-cell office:value-type="float" office:value="92113" table:style-name="ce46">
            <text:p>92.113</text:p>
          </table:table-cell>
          <table:table-cell office:value-type="percentage" office:value="0.81285739498764564" table:style-name="ce47">
            <text:p>81,3%</text:p>
          </table:table-cell>
          <table:table-cell office:value-type="float" office:value="77147" table:style-name="ce46">
            <text:p>77.147</text:p>
          </table:table-cell>
          <table:table-cell office:value-type="percentage" office:value="0.91028908554572274" table:style-name="ce47">
            <text:p>91,0%</text:p>
          </table:table-cell>
          <table:table-cell office:value-type="float" office:value="892795" table:style-name="ce46">
            <text:p>892.79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639642682211832" table:style-name="ce47">
            <text:p>93,6%</text:p>
          </table:table-cell>
          <table:table-cell office:value-type="percentage" office:value="0.83910329731472288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277" table:style-name="ce46">
            <text:p>241.277</text:p>
          </table:table-cell>
          <table:table-cell office:value-type="percentage" office:value="1" table:style-name="ce47">
            <text:p>100,0%</text:p>
          </table:table-cell>
          <table:table-cell office:value-type="float" office:value="290835" table:style-name="ce46">
            <text:p>290.835</text:p>
          </table:table-cell>
          <table:table-cell office:value-type="percentage" office:value="1" table:style-name="ce47">
            <text:p>100,0%</text:p>
          </table:table-cell>
          <table:table-cell office:value-type="float" office:value="346524" table:style-name="ce46">
            <text:p>346.524</text:p>
          </table:table-cell>
          <table:table-cell office:value-type="percentage" office:value="0.99883837233769646" table:style-name="ce47">
            <text:p>99,9%</text:p>
          </table:table-cell>
          <table:table-cell office:value-type="float" office:value="390981" table:style-name="ce46">
            <text:p>390.981</text:p>
          </table:table-cell>
          <table:table-cell office:value-type="percentage" office:value="0.96327074643560184" table:style-name="ce47">
            <text:p>96,3%</text:p>
          </table:table-cell>
          <table:table-cell office:value-type="float" office:value="408440" table:style-name="ce46">
            <text:p>408.440</text:p>
          </table:table-cell>
          <table:table-cell office:value-type="percentage" office:value="0.92152673271347707" table:style-name="ce47">
            <text:p>92,2%</text:p>
          </table:table-cell>
          <table:table-cell office:value-type="float" office:value="264080" table:style-name="ce46">
            <text:p>264.080</text:p>
          </table:table-cell>
          <table:table-cell office:value-type="percentage" office:value="0.81655370306238562" table:style-name="ce47">
            <text:p>81,7%</text:p>
          </table:table-cell>
          <table:table-cell office:value-type="float" office:value="198817" table:style-name="ce46">
            <text:p>198.817</text:p>
          </table:table-cell>
          <table:table-cell office:value-type="percentage" office:value="0.86075045133582417" table:style-name="ce47">
            <text:p>86,1%</text:p>
          </table:table-cell>
          <table:table-cell office:value-type="float" office:value="170689" table:style-name="ce46">
            <text:p>170.689</text:p>
          </table:table-cell>
          <table:table-cell office:value-type="percentage" office:value="0.9482353464031954" table:style-name="ce47">
            <text:p>94,8%</text:p>
          </table:table-cell>
          <table:table-cell office:value-type="float" office:value="2311643" table:style-name="ce46">
            <text:p>2.311.64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7990732928172" table:style-name="ce47">
            <text:p>94,2%</text:p>
          </table:table-cell>
          <table:table-cell office:value-type="percentage" office:value="0.85558766149767984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5" table:style-name="ce46">
            <text:p>23.195</text:p>
          </table:table-cell>
          <table:table-cell office:value-type="percentage" office:value="1" table:style-name="ce47">
            <text:p>100,0%</text:p>
          </table:table-cell>
          <table:table-cell office:value-type="float" office:value="28595" table:style-name="ce46">
            <text:p>28.595</text:p>
          </table:table-cell>
          <table:table-cell office:value-type="percentage" office:value="1" table:style-name="ce47">
            <text:p>100,0%</text:p>
          </table:table-cell>
          <table:table-cell office:value-type="float" office:value="37703" table:style-name="ce46">
            <text:p>37.703</text:p>
          </table:table-cell>
          <table:table-cell office:value-type="percentage" office:value="0.99960231189352566" table:style-name="ce47">
            <text:p>100,0%</text:p>
          </table:table-cell>
          <table:table-cell office:value-type="float" office:value="45036" table:style-name="ce46">
            <text:p>45.036</text:p>
          </table:table-cell>
          <table:table-cell office:value-type="percentage" office:value="0.94486404833836857" table:style-name="ce47">
            <text:p>94,5%</text:p>
          </table:table-cell>
          <table:table-cell office:value-type="float" office:value="47243" table:style-name="ce46">
            <text:p>47.243</text:p>
          </table:table-cell>
          <table:table-cell office:value-type="percentage" office:value="0.89226962811868471" table:style-name="ce47">
            <text:p>89,2%</text:p>
          </table:table-cell>
          <table:table-cell office:value-type="float" office:value="31118" table:style-name="ce46">
            <text:p>31.118</text:p>
          </table:table-cell>
          <table:table-cell office:value-type="percentage" office:value="0.79142399348915282" table:style-name="ce47">
            <text:p>79,1%</text:p>
          </table:table-cell>
          <table:table-cell office:value-type="float" office:value="24140" table:style-name="ce46">
            <text:p>24.140</text:p>
          </table:table-cell>
          <table:table-cell office:value-type="percentage" office:value="0.79256681331669843" table:style-name="ce47">
            <text:p>79,3%</text:p>
          </table:table-cell>
          <table:table-cell office:value-type="float" office:value="22134" table:style-name="ce46">
            <text:p>22.134</text:p>
          </table:table-cell>
          <table:table-cell office:value-type="percentage" office:value="0.86691211029296567" table:style-name="ce47">
            <text:p>86,7%</text:p>
          </table:table-cell>
          <table:table-cell office:value-type="float" office:value="259164" table:style-name="ce46">
            <text:p>259.16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64570201077577" table:style-name="ce47">
            <text:p>91,3%</text:p>
          </table:table-cell>
          <table:table-cell office:value-type="percentage" office:value="0.81010521577674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346" table:style-name="ce46">
            <text:p>372.346</text:p>
          </table:table-cell>
          <table:table-cell office:value-type="percentage" office:value="1" table:style-name="ce47">
            <text:p>100,0%</text:p>
          </table:table-cell>
          <table:table-cell office:value-type="float" office:value="510950" table:style-name="ce46">
            <text:p>510.950</text:p>
          </table:table-cell>
          <table:table-cell office:value-type="percentage" office:value="0.97123826939197577" table:style-name="ce47">
            <text:p>97,1%</text:p>
          </table:table-cell>
          <table:table-cell office:value-type="float" office:value="681717" table:style-name="ce46">
            <text:p>681.717</text:p>
          </table:table-cell>
          <table:table-cell office:value-type="percentage" office:value="0.96928011738561093" table:style-name="ce47">
            <text:p>96,9%</text:p>
          </table:table-cell>
          <table:table-cell office:value-type="float" office:value="941244" table:style-name="ce46">
            <text:p>941.244</text:p>
          </table:table-cell>
          <table:table-cell office:value-type="percentage" office:value="0.96757858638565841" table:style-name="ce47">
            <text:p>96,8%</text:p>
          </table:table-cell>
          <table:table-cell office:value-type="float" office:value="1028704" table:style-name="ce46">
            <text:p>1.028.704</text:p>
          </table:table-cell>
          <table:table-cell office:value-type="percentage" office:value="0.88227237212589338" table:style-name="ce47">
            <text:p>88,2%</text:p>
          </table:table-cell>
          <table:table-cell office:value-type="float" office:value="746274" table:style-name="ce46">
            <text:p>746.274</text:p>
          </table:table-cell>
          <table:table-cell office:value-type="percentage" office:value="0.7858493744998104" table:style-name="ce47">
            <text:p>78,6%</text:p>
          </table:table-cell>
          <table:table-cell office:value-type="float" office:value="599294" table:style-name="ce46">
            <text:p>599.294</text:p>
          </table:table-cell>
          <table:table-cell office:value-type="percentage" office:value="0.80715714333815958" table:style-name="ce47">
            <text:p>80,7%</text:p>
          </table:table-cell>
          <table:table-cell office:value-type="float" office:value="459834" table:style-name="ce46">
            <text:p>459.834</text:p>
          </table:table-cell>
          <table:table-cell office:value-type="percentage" office:value="0.83071203269128635" table:style-name="ce47">
            <text:p>83,1%</text:p>
          </table:table-cell>
          <table:table-cell office:value-type="float" office:value="5340363" table:style-name="ce46">
            <text:p>5.340.36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334548022168847" table:style-name="ce47">
            <text:p>89,3%</text:p>
          </table:table-cell>
          <table:table-cell office:value-type="percentage" office:value="0.78767717106831259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0" table:style-name="ce46">
            <text:p>73.3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857" table:style-name="ce46">
            <text:p>102.857</text:p>
          </table:table-cell>
          <table:table-cell office:value-type="percentage" office:value="0.99959183276805408" table:style-name="ce47">
            <text:p>100,0%</text:p>
          </table:table-cell>
          <table:table-cell office:value-type="float" office:value="145773" table:style-name="ce46">
            <text:p>145.773</text:p>
          </table:table-cell>
          <table:table-cell office:value-type="percentage" office:value="0.99226732194760026" table:style-name="ce47">
            <text:p>99,2%</text:p>
          </table:table-cell>
          <table:table-cell office:value-type="float" office:value="206923" table:style-name="ce46">
            <text:p>206.923</text:p>
          </table:table-cell>
          <table:table-cell office:value-type="percentage" office:value="0.97030329744532395" table:style-name="ce47">
            <text:p>97,0%</text:p>
          </table:table-cell>
          <table:table-cell office:value-type="float" office:value="230939" table:style-name="ce46">
            <text:p>230.939</text:p>
          </table:table-cell>
          <table:table-cell office:value-type="percentage" office:value="0.90864701739475995" table:style-name="ce47">
            <text:p>90,9%</text:p>
          </table:table-cell>
          <table:table-cell office:value-type="float" office:value="167402" table:style-name="ce46">
            <text:p>167.402</text:p>
          </table:table-cell>
          <table:table-cell office:value-type="percentage" office:value="0.80095501021516435" table:style-name="ce47">
            <text:p>80,1%</text:p>
          </table:table-cell>
          <table:table-cell office:value-type="float" office:value="141566" table:style-name="ce46">
            <text:p>141.566</text:p>
          </table:table-cell>
          <table:table-cell office:value-type="percentage" office:value="0.82187311318563927" table:style-name="ce47">
            <text:p>82,2%</text:p>
          </table:table-cell>
          <table:table-cell office:value-type="float" office:value="121599" table:style-name="ce46">
            <text:p>121.599</text:p>
          </table:table-cell>
          <table:table-cell office:value-type="percentage" office:value="0.85697069643536727" table:style-name="ce47">
            <text:p>85,7%</text:p>
          </table:table-cell>
          <table:table-cell office:value-type="float" office:value="1190399" table:style-name="ce46">
            <text:p>1.190.39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60650451059699" table:style-name="ce47">
            <text:p>90,9%</text:p>
          </table:table-cell>
          <table:table-cell office:value-type="percentage" office:value="0.7876911247701408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5" table:style-name="ce46">
            <text:p>42.1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23" table:style-name="ce46">
            <text:p>55.823</text:p>
          </table:table-cell>
          <table:table-cell office:value-type="percentage" office:value="1" table:style-name="ce47">
            <text:p>100,0%</text:p>
          </table:table-cell>
          <table:table-cell office:value-type="float" office:value="71988" table:style-name="ce46">
            <text:p>71.988</text:p>
          </table:table-cell>
          <table:table-cell office:value-type="percentage" office:value="0.97486593358972973" table:style-name="ce47">
            <text:p>97,5%</text:p>
          </table:table-cell>
          <table:table-cell office:value-type="float" office:value="91818" table:style-name="ce46">
            <text:p>91.818</text:p>
          </table:table-cell>
          <table:table-cell office:value-type="percentage" office:value="0.94957287939272339" table:style-name="ce47">
            <text:p>95,0%</text:p>
          </table:table-cell>
          <table:table-cell office:value-type="float" office:value="95390" table:style-name="ce46">
            <text:p>95.390</text:p>
          </table:table-cell>
          <table:table-cell office:value-type="percentage" office:value="0.88322438473361609" table:style-name="ce47">
            <text:p>88,3%</text:p>
          </table:table-cell>
          <table:table-cell office:value-type="float" office:value="64442" table:style-name="ce46">
            <text:p>64.442</text:p>
          </table:table-cell>
          <table:table-cell office:value-type="percentage" office:value="0.79224499329981191" table:style-name="ce47">
            <text:p>79,2%</text:p>
          </table:table-cell>
          <table:table-cell office:value-type="float" office:value="57718" table:style-name="ce46">
            <text:p>57.718</text:p>
          </table:table-cell>
          <table:table-cell office:value-type="percentage" office:value="0.84721182497394576" table:style-name="ce47">
            <text:p>84,7%</text:p>
          </table:table-cell>
          <table:table-cell office:value-type="float" office:value="50364" table:style-name="ce46">
            <text:p>50.364</text:p>
          </table:table-cell>
          <table:table-cell office:value-type="percentage" office:value="0.89316875931049156" table:style-name="ce47">
            <text:p>89,3%</text:p>
          </table:table-cell>
          <table:table-cell office:value-type="float" office:value="529728" table:style-name="ce46">
            <text:p>529.72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19696432810304" table:style-name="ce47">
            <text:p>91,1%</text:p>
          </table:table-cell>
          <table:table-cell office:value-type="percentage" office:value="0.80116515955154066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02" table:style-name="ce46">
            <text:p>162.102</text:p>
          </table:table-cell>
          <table:table-cell office:value-type="percentage" office:value="1.026286799620133" table:style-name="ce47">
            <text:p>102,6%</text:p>
          </table:table-cell>
          <table:table-cell office:value-type="float" office:value="212327" table:style-name="ce46">
            <text:p>212.327</text:p>
          </table:table-cell>
          <table:table-cell office:value-type="percentage" office:value="0.9964614395464636" table:style-name="ce47">
            <text:p>99,6%</text:p>
          </table:table-cell>
          <table:table-cell office:value-type="float" office:value="273989" table:style-name="ce46">
            <text:p>273.989</text:p>
          </table:table-cell>
          <table:table-cell office:value-type="percentage" office:value="0.97811644336871117" table:style-name="ce47">
            <text:p>97,8%</text:p>
          </table:table-cell>
          <table:table-cell office:value-type="float" office:value="322426" table:style-name="ce46">
            <text:p>322.426</text:p>
          </table:table-cell>
          <table:table-cell office:value-type="percentage" office:value="0.94837591954749878" table:style-name="ce47">
            <text:p>94,8%</text:p>
          </table:table-cell>
          <table:table-cell office:value-type="float" office:value="319912" table:style-name="ce46">
            <text:p>319.912</text:p>
          </table:table-cell>
          <table:table-cell office:value-type="percentage" office:value="0.88341023877967484" table:style-name="ce47">
            <text:p>88,3%</text:p>
          </table:table-cell>
          <table:table-cell office:value-type="float" office:value="203597" table:style-name="ce46">
            <text:p>203.597</text:p>
          </table:table-cell>
          <table:table-cell office:value-type="percentage" office:value="0.78143339103334186" table:style-name="ce47">
            <text:p>78,1%</text:p>
          </table:table-cell>
          <table:table-cell office:value-type="float" office:value="166685" table:style-name="ce46">
            <text:p>166.685</text:p>
          </table:table-cell>
          <table:table-cell office:value-type="percentage" office:value="0.82708128653229729" table:style-name="ce47">
            <text:p>82,7%</text:p>
          </table:table-cell>
          <table:table-cell office:value-type="float" office:value="150164" table:style-name="ce46">
            <text:p>150.164</text:p>
          </table:table-cell>
          <table:table-cell office:value-type="percentage" office:value="0.89062073710306866" table:style-name="ce47">
            <text:p>89,1%</text:p>
          </table:table-cell>
          <table:table-cell office:value-type="float" office:value="1811202" table:style-name="ce46">
            <text:p>1.811.20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93046221590035" table:style-name="ce47">
            <text:p>91,3%</text:p>
          </table:table-cell>
          <table:table-cell office:value-type="percentage" office:value="0.81567157726354012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49" table:style-name="ce46">
            <text:p>7.549</text:p>
          </table:table-cell>
          <table:table-cell office:value-type="percentage" office:value="0.96079928725976838" table:style-name="ce47">
            <text:p>96,1%</text:p>
          </table:table-cell>
          <table:table-cell office:value-type="float" office:value="10519" table:style-name="ce46">
            <text:p>10.519</text:p>
          </table:table-cell>
          <table:table-cell office:value-type="percentage" office:value="0.91026306680512292" table:style-name="ce47">
            <text:p>91,0%</text:p>
          </table:table-cell>
          <table:table-cell office:value-type="float" office:value="11029" table:style-name="ce46">
            <text:p>11.029</text:p>
          </table:table-cell>
          <table:table-cell office:value-type="percentage" office:value="0.87240942888783424" table:style-name="ce47">
            <text:p>87,2%</text:p>
          </table:table-cell>
          <table:table-cell office:value-type="float" office:value="9055" table:style-name="ce46">
            <text:p>9.055</text:p>
          </table:table-cell>
          <table:table-cell office:value-type="percentage" office:value="0.76130822263326048" table:style-name="ce47">
            <text:p>76,1%</text:p>
          </table:table-cell>
          <table:table-cell office:value-type="float" office:value="8786" table:style-name="ce46">
            <text:p>8.786</text:p>
          </table:table-cell>
          <table:table-cell office:value-type="percentage" office:value="0.80113066472143701" table:style-name="ce47">
            <text:p>80,1%</text:p>
          </table:table-cell>
          <table:table-cell office:value-type="float" office:value="8132" table:style-name="ce46">
            <text:p>8.132</text:p>
          </table:table-cell>
          <table:table-cell office:value-type="percentage" office:value="0.89108042954196798" table:style-name="ce47">
            <text:p>89,1%</text:p>
          </table:table-cell>
          <table:table-cell office:value-type="float" office:value="61304" table:style-name="ce46">
            <text:p>61.30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386246741351369" table:style-name="ce47">
            <text:p>86,4%</text:p>
          </table:table-cell>
          <table:table-cell office:value-type="percentage" office:value="0.72805871594498939" table:style-name="ce47">
            <text:p>7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3" table:style-name="ce46">
            <text:p>2.043</text:p>
          </table:table-cell>
          <table:table-cell office:value-type="percentage" office:value="0.86973180076628354" table:style-name="ce47">
            <text:p>87,0%</text:p>
          </table:table-cell>
          <table:table-cell office:value-type="float" office:value="3357" table:style-name="ce46">
            <text:p>3.357</text:p>
          </table:table-cell>
          <table:table-cell office:value-type="percentage" office:value="0.89567769477054426" table:style-name="ce47">
            <text:p>89,6%</text:p>
          </table:table-cell>
          <table:table-cell office:value-type="float" office:value="7334" table:style-name="ce46">
            <text:p>7.334</text:p>
          </table:table-cell>
          <table:table-cell office:value-type="percentage" office:value="0.93701290405008308" table:style-name="ce47">
            <text:p>93,7%</text:p>
          </table:table-cell>
          <table:table-cell office:value-type="float" office:value="9931" table:style-name="ce46">
            <text:p>9.931</text:p>
          </table:table-cell>
          <table:table-cell office:value-type="percentage" office:value="0.87892733870254003" table:style-name="ce47">
            <text:p>87,9%</text:p>
          </table:table-cell>
          <table:table-cell office:value-type="float" office:value="10396" table:style-name="ce46">
            <text:p>10.396</text:p>
          </table:table-cell>
          <table:table-cell office:value-type="percentage" office:value="0.86618896850524918" table:style-name="ce47">
            <text:p>86,6%</text:p>
          </table:table-cell>
          <table:table-cell office:value-type="float" office:value="8830" table:style-name="ce46">
            <text:p>8.830</text:p>
          </table:table-cell>
          <table:table-cell office:value-type="percentage" office:value="0.72776724635292178" table:style-name="ce47">
            <text:p>72,8%</text:p>
          </table:table-cell>
          <table:table-cell office:value-type="float" office:value="8754" table:style-name="ce46">
            <text:p>8.754</text:p>
          </table:table-cell>
          <table:table-cell office:value-type="percentage" office:value="0.72980408503543148" table:style-name="ce47">
            <text:p>73,0%</text:p>
          </table:table-cell>
          <table:table-cell office:value-type="float" office:value="8035" table:style-name="ce46">
            <text:p>8.035</text:p>
          </table:table-cell>
          <table:table-cell office:value-type="percentage" office:value="0.83925214121579272" table:style-name="ce47">
            <text:p>83,9%</text:p>
          </table:table-cell>
          <table:table-cell office:value-type="float" office:value="58680" table:style-name="ce46">
            <text:p>58.6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732950780379833" table:style-name="ce47">
            <text:p>82,7%</text:p>
          </table:table-cell>
          <table:table-cell office:value-type="percentage" office:value="0.67389406954844044" table:style-name="ce47">
            <text:p>67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4" table:style-name="ce46">
            <text:p>3.584</text:p>
          </table:table-cell>
          <table:table-cell office:value-type="string" table:style-name="ce47">
            <text:p>-</text:p>
          </table:table-cell>
          <table:table-cell office:value-type="float" office:value="9475" table:style-name="ce46">
            <text:p>9.475</text:p>
          </table:table-cell>
          <table:table-cell office:value-type="string" table:style-name="ce47">
            <text:p>-</text:p>
          </table:table-cell>
          <table:table-cell office:value-type="float" office:value="22088" table:style-name="ce46">
            <text:p>22.088</text:p>
          </table:table-cell>
          <table:table-cell office:value-type="string" table:style-name="ce47">
            <text:p>-</text:p>
          </table:table-cell>
          <table:table-cell office:value-type="float" office:value="31829" table:style-name="ce46">
            <text:p>31.829</text:p>
          </table:table-cell>
          <table:table-cell office:value-type="string" table:style-name="ce47">
            <text:p>-</text:p>
          </table:table-cell>
          <table:table-cell office:value-type="float" office:value="23809" table:style-name="ce46">
            <text:p>23.809</text:p>
          </table:table-cell>
          <table:table-cell office:value-type="string" table:style-name="ce47">
            <text:p>-</text:p>
          </table:table-cell>
          <table:table-cell office:value-type="float" office:value="1249" table:style-name="ce46">
            <text:p>1.249</text:p>
          </table:table-cell>
          <table:table-cell office:value-type="string" table:style-name="ce47">
            <text:p>-</text:p>
          </table:table-cell>
          <table:table-cell office:value-type="float" office:value="92075" table:style-name="ce46">
            <text:p>92.07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1" table:style-name="ce49">
            <text:p>861</text:p>
          </table:table-cell>
          <table:table-cell office:value-type="string" table:style-name="ce50">
            <text:p>-</text:p>
          </table:table-cell>
          <table:table-cell office:value-type="float" office:value="1779" table:style-name="ce49">
            <text:p>1.779</text:p>
          </table:table-cell>
          <table:table-cell office:value-type="string" table:style-name="ce50">
            <text:p>-</text:p>
          </table:table-cell>
          <table:table-cell office:value-type="float" office:value="2175" table:style-name="ce49">
            <text:p>2.175</text:p>
          </table:table-cell>
          <table:table-cell office:value-type="string" table:style-name="ce50">
            <text:p>-</text:p>
          </table:table-cell>
          <table:table-cell office:value-type="float" office:value="1963" table:style-name="ce49">
            <text:p>1.963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73" table:style-name="ce49">
            <text:p>7.37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3689" table:style-name="ce53">
            <text:p>2.913.689</text:p>
          </table:table-cell>
          <table:table-cell office:value-type="percentage" office:value="1" table:style-name="ce54">
            <text:p>100,0%</text:p>
          </table:table-cell>
          <table:table-cell office:value-type="float" office:value="3932769" table:style-name="ce53">
            <text:p>3.932.769</text:p>
          </table:table-cell>
          <table:table-cell office:value-type="percentage" office:value="0.99311219948258167" table:style-name="ce54">
            <text:p>99,3%</text:p>
          </table:table-cell>
          <table:table-cell office:value-type="float" office:value="5248742" table:style-name="ce53">
            <text:p>5.248.742</text:p>
          </table:table-cell>
          <table:table-cell office:value-type="percentage" office:value="0.98346557401499646" table:style-name="ce54">
            <text:p>98,3%</text:p>
          </table:table-cell>
          <table:table-cell office:value-type="float" office:value="6672490" table:style-name="ce53">
            <text:p>6.672.490</text:p>
          </table:table-cell>
          <table:table-cell office:value-type="percentage" office:value="0.94869894755041229" table:style-name="ce54">
            <text:p>94,9%</text:p>
          </table:table-cell>
          <table:table-cell office:value-type="float" office:value="6974901" table:style-name="ce53">
            <text:p>6.974.901</text:p>
          </table:table-cell>
          <table:table-cell office:value-type="percentage" office:value="0.88382329517570091" table:style-name="ce54">
            <text:p>88,4%</text:p>
          </table:table-cell>
          <table:table-cell office:value-type="float" office:value="4914231" table:style-name="ce53">
            <text:p>4.914.231</text:p>
          </table:table-cell>
          <table:table-cell office:value-type="percentage" office:value="0.78875010171894178" table:style-name="ce54">
            <text:p>78,9%</text:p>
          </table:table-cell>
          <table:table-cell office:value-type="float" office:value="4010624" table:style-name="ce53">
            <text:p>4.010.624</text:p>
          </table:table-cell>
          <table:table-cell office:value-type="percentage" office:value="0.81110535852964016" table:style-name="ce54">
            <text:p>81,1%</text:p>
          </table:table-cell>
          <table:table-cell office:value-type="float" office:value="3373666" table:style-name="ce53">
            <text:p>3.373.666</text:p>
          </table:table-cell>
          <table:table-cell office:value-type="percentage" office:value="0.86755937609773581" table:style-name="ce54">
            <text:p>86,8%</text:p>
          </table:table-cell>
          <table:table-cell office:value-type="float" office:value="38041112" table:style-name="ce53">
            <text:p>38.041.11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16401347042574" table:style-name="ce54">
            <text:p>90,3%</text:p>
          </table:table-cell>
          <table:table-cell office:value-type="percentage" office:value="0.80169598844445067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52048" table:style-name="ce60">
            <text:p>952.048</text:p>
          </table:table-cell>
          <table:table-cell office:value-type="percentage" office:value="0.88013156933783609" table:style-name="ce61">
            <text:p>88,0%</text:p>
          </table:table-cell>
          <table:table-cell office:value-type="float" office:value="692964" table:style-name="ce60">
            <text:p>692.964</text:p>
          </table:table-cell>
          <table:table-cell office:value-type="percentage" office:value="0.74694013497359701" table:style-name="ce61">
            <text:p>74,7%</text:p>
          </table:table-cell>
          <table:table-cell office:value-type="float" office:value="197073" table:style-name="ce60">
            <text:p>197.073</text:p>
          </table:table-cell>
          <table:table-cell office:value-type="percentage" office:value="0.16224673774338286" table:style-name="ce61">
            <text:p>16,2%</text:p>
          </table:table-cell>
          <table:table-cell office:value-type="float" office:value="132764" table:style-name="ce60">
            <text:p>132.764</text:p>
          </table:table-cell>
          <table:table-cell office:value-type="percentage" office:value="0.10594083897892578" table:style-name="ce61">
            <text:p>10,6%</text:p>
          </table:table-cell>
          <table:table-cell office:value-type="float" office:value="149023" table:style-name="ce60">
            <text:p>149.023</text:p>
          </table:table-cell>
          <table:table-cell office:value-type="percentage" office:value="0.46780785795904017" table:style-name="ce44">
            <text:p>46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5180" table:style-name="ce7">
            <text:p>195.180</text:p>
          </table:table-cell>
          <table:table-cell office:value-type="percentage" office:value="0.88966073650672095" table:style-name="ce47">
            <text:p>89,0%</text:p>
          </table:table-cell>
          <table:table-cell office:value-type="float" office:value="119317" table:style-name="ce7">
            <text:p>119.317</text:p>
          </table:table-cell>
          <table:table-cell office:value-type="percentage" office:value="0.77575793039328511" table:style-name="ce47">
            <text:p>77,6%</text:p>
          </table:table-cell>
          <table:table-cell office:value-type="float" office:value="48716" table:style-name="ce7">
            <text:p>48.716</text:p>
          </table:table-cell>
          <table:table-cell office:value-type="percentage" office:value="0.2624346149080703" table:style-name="ce47">
            <text:p>26,2%</text:p>
          </table:table-cell>
          <table:table-cell office:value-type="float" office:value="32224" table:style-name="ce7">
            <text:p>32.224</text:p>
          </table:table-cell>
          <table:table-cell office:value-type="percentage" office:value="0.171280350384828" table:style-name="ce47">
            <text:p>17,1%</text:p>
          </table:table-cell>
          <table:table-cell office:value-type="float" office:value="30922" table:style-name="ce7">
            <text:p>30.922</text:p>
          </table:table-cell>
          <table:table-cell office:value-type="percentage" office:value="0.5266546309227782" table:style-name="ce47">
            <text:p>52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8524" table:style-name="ce7">
            <text:p>188.524</text:p>
          </table:table-cell>
          <table:table-cell office:value-type="percentage" office:value="0.93171888899871502" table:style-name="ce47">
            <text:p>93,2%</text:p>
          </table:table-cell>
          <table:table-cell office:value-type="float" office:value="133752" table:style-name="ce7">
            <text:p>133.752</text:p>
          </table:table-cell>
          <table:table-cell office:value-type="percentage" office:value="0.9053324127847947" table:style-name="ce47">
            <text:p>90,5%</text:p>
          </table:table-cell>
          <table:table-cell office:value-type="float" office:value="114525" table:style-name="ce7">
            <text:p>114.525</text:p>
          </table:table-cell>
          <table:table-cell office:value-type="percentage" office:value="0.74910225466533231" table:style-name="ce47">
            <text:p>74,9%</text:p>
          </table:table-cell>
          <table:table-cell office:value-type="float" office:value="49511" table:style-name="ce7">
            <text:p>49.511</text:p>
          </table:table-cell>
          <table:table-cell office:value-type="percentage" office:value="0.32894177363203914" table:style-name="ce47">
            <text:p>32,9%</text:p>
          </table:table-cell>
          <table:table-cell office:value-type="float" office:value="38449" table:style-name="ce7">
            <text:p>38.449</text:p>
          </table:table-cell>
          <table:table-cell office:value-type="percentage" office:value="0.84953268963079165" table:style-name="ce47">
            <text:p>85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0361" table:style-name="ce7">
            <text:p>110.361</text:p>
          </table:table-cell>
          <table:table-cell office:value-type="percentage" office:value="0.84572352539982987" table:style-name="ce47">
            <text:p>84,6%</text:p>
          </table:table-cell>
          <table:table-cell office:value-type="float" office:value="71932" table:style-name="ce7">
            <text:p>71.932</text:p>
          </table:table-cell>
          <table:table-cell office:value-type="percentage" office:value="0.64881344313456668" table:style-name="ce47">
            <text:p>64,9%</text:p>
          </table:table-cell>
          <table:table-cell office:value-type="float" office:value="49678" table:style-name="ce7">
            <text:p>49.678</text:p>
          </table:table-cell>
          <table:table-cell office:value-type="percentage" office:value="0.32887141192670266" table:style-name="ce47">
            <text:p>32,9%</text:p>
          </table:table-cell>
          <table:table-cell office:value-type="float" office:value="19250" table:style-name="ce7">
            <text:p>19.250</text:p>
          </table:table-cell>
          <table:table-cell office:value-type="percentage" office:value="0.11339471374461743" table:style-name="ce47">
            <text:p>11,3%</text:p>
          </table:table-cell>
          <table:table-cell office:value-type="float" office:value="23956" table:style-name="ce7">
            <text:p>23.956</text:p>
          </table:table-cell>
          <table:table-cell office:value-type="percentage" office:value="0.47069456724629138" table:style-name="ce47">
            <text:p>47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3518" table:style-name="ce7">
            <text:p>203.518</text:p>
          </table:table-cell>
          <table:table-cell office:value-type="percentage" office:value="0.83679259247076621" table:style-name="ce47">
            <text:p>83,7%</text:p>
          </table:table-cell>
          <table:table-cell office:value-type="float" office:value="149123" table:style-name="ce7">
            <text:p>149.123</text:p>
          </table:table-cell>
          <table:table-cell office:value-type="percentage" office:value="0.6705532672626221" table:style-name="ce47">
            <text:p>67,1%</text:p>
          </table:table-cell>
          <table:table-cell office:value-type="float" office:value="132933" table:style-name="ce7">
            <text:p>132.933</text:p>
          </table:table-cell>
          <table:table-cell office:value-type="percentage" office:value="0.41481932222430257" table:style-name="ce47">
            <text:p>41,5%</text:p>
          </table:table-cell>
          <table:table-cell office:value-type="float" office:value="72463" table:style-name="ce7">
            <text:p>72.463</text:p>
          </table:table-cell>
          <table:table-cell office:value-type="percentage" office:value="0.22850772908165518" table:style-name="ce47">
            <text:p>22,9%</text:p>
          </table:table-cell>
          <table:table-cell office:value-type="float" office:value="80903" table:style-name="ce7">
            <text:p>80.903</text:p>
          </table:table-cell>
          <table:table-cell office:value-type="percentage" office:value="0.60320004771739377" table:style-name="ce47">
            <text:p>60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9505" table:style-name="ce7">
            <text:p>89.505</text:p>
          </table:table-cell>
          <table:table-cell office:value-type="percentage" office:value="0.91217145827176094" table:style-name="ce47">
            <text:p>91,2%</text:p>
          </table:table-cell>
          <table:table-cell office:value-type="float" office:value="67670" table:style-name="ce7">
            <text:p>67.670</text:p>
          </table:table-cell>
          <table:table-cell office:value-type="percentage" office:value="0.88340883278286186" table:style-name="ce47">
            <text:p>88,3%</text:p>
          </table:table-cell>
          <table:table-cell office:value-type="float" office:value="28076" table:style-name="ce7">
            <text:p>28.076</text:p>
          </table:table-cell>
          <table:table-cell office:value-type="percentage" office:value="0.33266585305164875" table:style-name="ce47">
            <text:p>33,3%</text:p>
          </table:table-cell>
          <table:table-cell office:value-type="float" office:value="17215" table:style-name="ce7">
            <text:p>17.215</text:p>
          </table:table-cell>
          <table:table-cell office:value-type="percentage" office:value="0.19515264190085363" table:style-name="ce47">
            <text:p>19,5%</text:p>
          </table:table-cell>
          <table:table-cell office:value-type="float" office:value="18396" table:style-name="ce7">
            <text:p>18.396</text:p>
          </table:table-cell>
          <table:table-cell office:value-type="percentage" office:value="0.82928368570526978" table:style-name="ce47">
            <text:p>82,9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1183" table:style-name="ce7">
            <text:p>441.183</text:p>
          </table:table-cell>
          <table:table-cell office:value-type="percentage" office:value="0.92257167353254843" table:style-name="ce47">
            <text:p>92,3%</text:p>
          </table:table-cell>
          <table:table-cell office:value-type="float" office:value="278083" table:style-name="ce7">
            <text:p>278.083</text:p>
          </table:table-cell>
          <table:table-cell office:value-type="percentage" office:value="0.8643956631479478" table:style-name="ce47">
            <text:p>86,4%</text:p>
          </table:table-cell>
          <table:table-cell office:value-type="float" office:value="148903" table:style-name="ce7">
            <text:p>148.903</text:p>
          </table:table-cell>
          <table:table-cell office:value-type="percentage" office:value="0.4234144316294729" table:style-name="ce47">
            <text:p>42,3%</text:p>
          </table:table-cell>
          <table:table-cell office:value-type="float" office:value="70714" table:style-name="ce7">
            <text:p>70.714</text:p>
          </table:table-cell>
          <table:table-cell office:value-type="percentage" office:value="0.22147333606857736" table:style-name="ce47">
            <text:p>22,1%</text:p>
          </table:table-cell>
          <table:table-cell office:value-type="float" office:value="75829" table:style-name="ce7">
            <text:p>75.829</text:p>
          </table:table-cell>
          <table:table-cell office:value-type="percentage" office:value="0.7933397501621644" table:style-name="ce47">
            <text:p>79,3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6295" table:style-name="ce7">
            <text:p>266.295</text:p>
          </table:table-cell>
          <table:table-cell office:value-type="percentage" office:value="0.90116751269035533" table:style-name="ce47">
            <text:p>90,1%</text:p>
          </table:table-cell>
          <table:table-cell office:value-type="float" office:value="180291" table:style-name="ce7">
            <text:p>180.291</text:p>
          </table:table-cell>
          <table:table-cell office:value-type="percentage" office:value="0.82235287678230962" table:style-name="ce47">
            <text:p>82,2%</text:p>
          </table:table-cell>
          <table:table-cell office:value-type="float" office:value="120489" table:style-name="ce7">
            <text:p>120.489</text:p>
          </table:table-cell>
          <table:table-cell office:value-type="percentage" office:value="0.42886583994191096" table:style-name="ce47">
            <text:p>42,9%</text:p>
          </table:table-cell>
          <table:table-cell office:value-type="float" office:value="57512" table:style-name="ce7">
            <text:p>57.512</text:p>
          </table:table-cell>
          <table:table-cell office:value-type="percentage" office:value="0.20565412974604333" table:style-name="ce47">
            <text:p>20,6%</text:p>
          </table:table-cell>
          <table:table-cell office:value-type="float" office:value="59468" table:style-name="ce7">
            <text:p>59.468</text:p>
          </table:table-cell>
          <table:table-cell office:value-type="percentage" office:value="0.76954333113345497" table:style-name="ce47">
            <text:p>77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25486" table:style-name="ce7">
            <text:p>925.486</text:p>
          </table:table-cell>
          <table:table-cell office:value-type="percentage" office:value="0.86438035926264578" table:style-name="ce47">
            <text:p>86,4%</text:p>
          </table:table-cell>
          <table:table-cell office:value-type="float" office:value="606412" table:style-name="ce7">
            <text:p>606.412</text:p>
          </table:table-cell>
          <table:table-cell office:value-type="percentage" office:value="0.76645462347271387" table:style-name="ce47">
            <text:p>76,6%</text:p>
          </table:table-cell>
          <table:table-cell office:value-type="float" office:value="349054" table:style-name="ce7">
            <text:p>349.054</text:p>
          </table:table-cell>
          <table:table-cell office:value-type="percentage" office:value="0.33980849058807955" table:style-name="ce47">
            <text:p>34,0%</text:p>
          </table:table-cell>
          <table:table-cell office:value-type="float" office:value="221925" table:style-name="ce7">
            <text:p>221.925</text:p>
          </table:table-cell>
          <table:table-cell office:value-type="percentage" office:value="0.19554327857152298" table:style-name="ce47">
            <text:p>19,6%</text:p>
          </table:table-cell>
          <table:table-cell office:value-type="float" office:value="167921" table:style-name="ce7">
            <text:p>167.921</text:p>
          </table:table-cell>
          <table:table-cell office:value-type="percentage" office:value="0.48362671797057705" table:style-name="ce47">
            <text:p>48,4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61437" table:style-name="ce7">
            <text:p>661.437</text:p>
          </table:table-cell>
          <table:table-cell office:value-type="percentage" office:value="0.91113927363643255" table:style-name="ce47">
            <text:p>91,1%</text:p>
          </table:table-cell>
          <table:table-cell office:value-type="float" office:value="464840" table:style-name="ce7">
            <text:p>464.840</text:p>
          </table:table-cell>
          <table:table-cell office:value-type="percentage" office:value="0.81719621042046475" table:style-name="ce47">
            <text:p>81,7%</text:p>
          </table:table-cell>
          <table:table-cell office:value-type="float" office:value="214542" table:style-name="ce7">
            <text:p>214.542</text:p>
          </table:table-cell>
          <table:table-cell office:value-type="percentage" office:value="0.30070599514199092" table:style-name="ce47">
            <text:p>30,1%</text:p>
          </table:table-cell>
          <table:table-cell office:value-type="float" office:value="134924" table:style-name="ce7">
            <text:p>134.924</text:p>
          </table:table-cell>
          <table:table-cell office:value-type="percentage" office:value="0.17918883994204293" table:style-name="ce47">
            <text:p>17,9%</text:p>
          </table:table-cell>
          <table:table-cell office:value-type="float" office:value="162799" table:style-name="ce7">
            <text:p>162.799</text:p>
          </table:table-cell>
          <table:table-cell office:value-type="percentage" office:value="0.77161775300496716" table:style-name="ce47">
            <text:p>77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1994" table:style-name="ce7">
            <text:p>151.994</text:p>
          </table:table-cell>
          <table:table-cell office:value-type="percentage" office:value="0.87725960983493012" table:style-name="ce47">
            <text:p>87,7%</text:p>
          </table:table-cell>
          <table:table-cell office:value-type="float" office:value="114893" table:style-name="ce7">
            <text:p>114.893</text:p>
          </table:table-cell>
          <table:table-cell office:value-type="percentage" office:value="0.86905185129155482" table:style-name="ce47">
            <text:p>86,9%</text:p>
          </table:table-cell>
          <table:table-cell office:value-type="float" office:value="74487" table:style-name="ce7">
            <text:p>74.487</text:p>
          </table:table-cell>
          <table:table-cell office:value-type="percentage" office:value="0.46291094400596605" table:style-name="ce47">
            <text:p>46,3%</text:p>
          </table:table-cell>
          <table:table-cell office:value-type="float" office:value="29081" table:style-name="ce7">
            <text:p>29.081</text:p>
          </table:table-cell>
          <table:table-cell office:value-type="percentage" office:value="0.20025202792965252" table:style-name="ce47">
            <text:p>20,0%</text:p>
          </table:table-cell>
          <table:table-cell office:value-type="float" office:value="32710" table:style-name="ce7">
            <text:p>32.710</text:p>
          </table:table-cell>
          <table:table-cell office:value-type="percentage" office:value="0.82045750978228149" table:style-name="ce47">
            <text:p>82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6823" table:style-name="ce7">
            <text:p>496.823</text:p>
          </table:table-cell>
          <table:table-cell office:value-type="percentage" office:value="0.9336812550741197" table:style-name="ce47">
            <text:p>93,4%</text:p>
          </table:table-cell>
          <table:table-cell office:value-type="float" office:value="322185" table:style-name="ce7">
            <text:p>322.185</text:p>
          </table:table-cell>
          <table:table-cell office:value-type="percentage" office:value="0.92976244069674829" table:style-name="ce47">
            <text:p>93,0%</text:p>
          </table:table-cell>
          <table:table-cell office:value-type="float" office:value="346455" table:style-name="ce7">
            <text:p>346.455</text:p>
          </table:table-cell>
          <table:table-cell office:value-type="percentage" office:value="0.88611722820290495" table:style-name="ce47">
            <text:p>88,6%</text:p>
          </table:table-cell>
          <table:table-cell office:value-type="float" office:value="182385" table:style-name="ce7">
            <text:p>182.385</text:p>
          </table:table-cell>
          <table:table-cell office:value-type="percentage" office:value="0.44654049554402114" table:style-name="ce47">
            <text:p>44,7%</text:p>
          </table:table-cell>
          <table:table-cell office:value-type="float" office:value="107656" table:style-name="ce7">
            <text:p>107.656</text:p>
          </table:table-cell>
          <table:table-cell office:value-type="percentage" office:value="0.86930120637586605" table:style-name="ce47">
            <text:p>86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660" table:style-name="ce7">
            <text:p>43.660</text:p>
          </table:table-cell>
          <table:table-cell office:value-type="percentage" office:value="0.84301988800926819" table:style-name="ce47">
            <text:p>84,3%</text:p>
          </table:table-cell>
          <table:table-cell office:value-type="float" office:value="30890" table:style-name="ce7">
            <text:p>30.890</text:p>
          </table:table-cell>
          <table:table-cell office:value-type="percentage" office:value="0.81929819908230117" table:style-name="ce47">
            <text:p>81,9%</text:p>
          </table:table-cell>
          <table:table-cell office:value-type="float" office:value="14220" table:style-name="ce7">
            <text:p>14.220</text:p>
          </table:table-cell>
          <table:table-cell office:value-type="percentage" office:value="0.31574740207833735" table:style-name="ce47">
            <text:p>31,6%</text:p>
          </table:table-cell>
          <table:table-cell office:value-type="float" office:value="9503" table:style-name="ce7">
            <text:p>9.503</text:p>
          </table:table-cell>
          <table:table-cell office:value-type="percentage" office:value="0.20115149334292912" table:style-name="ce47">
            <text:p>20,1%</text:p>
          </table:table-cell>
          <table:table-cell office:value-type="float" office:value="11360" table:style-name="ce7">
            <text:p>11.360</text:p>
          </table:table-cell>
          <table:table-cell office:value-type="percentage" office:value="0.80567375886524828" table:style-name="ce47">
            <text:p>80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57204" table:style-name="ce7">
            <text:p>757.204</text:p>
          </table:table-cell>
          <table:table-cell office:value-type="percentage" office:value="0.85724830634351334" table:style-name="ce47">
            <text:p>85,7%</text:p>
          </table:table-cell>
          <table:table-cell office:value-type="float" office:value="475097" table:style-name="ce7">
            <text:p>475.097</text:p>
          </table:table-cell>
          <table:table-cell office:value-type="percentage" office:value="0.69691235512683414" table:style-name="ce47">
            <text:p>69,7%</text:p>
          </table:table-cell>
          <table:table-cell office:value-type="float" office:value="359474" table:style-name="ce7">
            <text:p>359.474</text:p>
          </table:table-cell>
          <table:table-cell office:value-type="percentage" office:value="0.38191372269039697" table:style-name="ce47">
            <text:p>38,2%</text:p>
          </table:table-cell>
          <table:table-cell office:value-type="float" office:value="212206" table:style-name="ce7">
            <text:p>212.206</text:p>
          </table:table-cell>
          <table:table-cell office:value-type="percentage" office:value="0.20628480107008429" table:style-name="ce47">
            <text:p>20,6%</text:p>
          </table:table-cell>
          <table:table-cell office:value-type="float" office:value="153178" table:style-name="ce7">
            <text:p>153.178</text:p>
          </table:table-cell>
          <table:table-cell office:value-type="percentage" office:value="0.64084509988494931" table:style-name="ce47">
            <text:p>64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0614" table:style-name="ce7">
            <text:p>150.614</text:p>
          </table:table-cell>
          <table:table-cell office:value-type="percentage" office:value="0.85480456534447236" table:style-name="ce47">
            <text:p>85,5%</text:p>
          </table:table-cell>
          <table:table-cell office:value-type="float" office:value="104288" table:style-name="ce7">
            <text:p>104.288</text:p>
          </table:table-cell>
          <table:table-cell office:value-type="percentage" office:value="0.71541369114993858" table:style-name="ce47">
            <text:p>71,5%</text:p>
          </table:table-cell>
          <table:table-cell office:value-type="float" office:value="58706" table:style-name="ce7">
            <text:p>58.706</text:p>
          </table:table-cell>
          <table:table-cell office:value-type="percentage" office:value="0.28370939914847554" table:style-name="ce47">
            <text:p>28,4%</text:p>
          </table:table-cell>
          <table:table-cell office:value-type="float" office:value="39337" table:style-name="ce7">
            <text:p>39.337</text:p>
          </table:table-cell>
          <table:table-cell office:value-type="percentage" office:value="0.17033502353435323" table:style-name="ce47">
            <text:p>17,0%</text:p>
          </table:table-cell>
          <table:table-cell office:value-type="float" office:value="44297" table:style-name="ce7">
            <text:p>44.297</text:p>
          </table:table-cell>
          <table:table-cell office:value-type="percentage" office:value="0.66422252211725896" table:style-name="ce47">
            <text:p>66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978" table:style-name="ce7">
            <text:p>90.978</text:p>
          </table:table-cell>
          <table:table-cell office:value-type="percentage" office:value="0.92827116153783362" table:style-name="ce47">
            <text:p>92,8%</text:p>
          </table:table-cell>
          <table:table-cell office:value-type="float" office:value="61964" table:style-name="ce7">
            <text:p>61.964</text:p>
          </table:table-cell>
          <table:table-cell office:value-type="percentage" office:value="0.86075457020614543" table:style-name="ce47">
            <text:p>86,1%</text:p>
          </table:table-cell>
          <table:table-cell office:value-type="float" office:value="30354" table:style-name="ce7">
            <text:p>30.354</text:p>
          </table:table-cell>
          <table:table-cell office:value-type="percentage" office:value="0.33058877344311571" table:style-name="ce47">
            <text:p>33,1%</text:p>
          </table:table-cell>
          <table:table-cell office:value-type="float" office:value="15299" table:style-name="ce7">
            <text:p>15.299</text:p>
          </table:table-cell>
          <table:table-cell office:value-type="percentage" office:value="0.16038368801761191" table:style-name="ce47">
            <text:p>16,0%</text:p>
          </table:table-cell>
          <table:table-cell office:value-type="float" office:value="18813" table:style-name="ce7">
            <text:p>18.813</text:p>
          </table:table-cell>
          <table:table-cell office:value-type="percentage" office:value="0.79013019739605206" table:style-name="ce47">
            <text:p>79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2675" table:style-name="ce7">
            <text:p>332.675</text:p>
          </table:table-cell>
          <table:table-cell office:value-type="percentage" office:value="0.88848620165638881" table:style-name="ce47">
            <text:p>88,8%</text:p>
          </table:table-cell>
          <table:table-cell office:value-type="float" office:value="219865" table:style-name="ce7">
            <text:p>219.865</text:p>
          </table:table-cell>
          <table:table-cell office:value-type="percentage" office:value="0.80245922281551452" table:style-name="ce47">
            <text:p>80,2%</text:p>
          </table:table-cell>
          <table:table-cell office:value-type="float" office:value="147919" table:style-name="ce7">
            <text:p>147.919</text:p>
          </table:table-cell>
          <table:table-cell office:value-type="percentage" office:value="0.45876883377891359" table:style-name="ce47">
            <text:p>45,9%</text:p>
          </table:table-cell>
          <table:table-cell office:value-type="float" office:value="46880" table:style-name="ce7">
            <text:p>46.880</text:p>
          </table:table-cell>
          <table:table-cell office:value-type="percentage" office:value="0.14654029858211007" table:style-name="ce47">
            <text:p>14,7%</text:p>
          </table:table-cell>
          <table:table-cell office:value-type="float" office:value="74076" table:style-name="ce7">
            <text:p>74.076</text:p>
          </table:table-cell>
          <table:table-cell office:value-type="percentage" office:value="0.74815929543182069" table:style-name="ce47">
            <text:p>74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14" table:style-name="ce7">
            <text:p>5.014</text:p>
          </table:table-cell>
          <table:table-cell office:value-type="percentage" office:value="0.80429900545396216" table:style-name="ce47">
            <text:p>80,4%</text:p>
          </table:table-cell>
          <table:table-cell office:value-type="float" office:value="5562" table:style-name="ce7">
            <text:p>5.562</text:p>
          </table:table-cell>
          <table:table-cell office:value-type="percentage" office:value="0.7367863293151411" table:style-name="ce47">
            <text:p>73,7%</text:p>
          </table:table-cell>
          <table:table-cell office:value-type="float" office:value="3707" table:style-name="ce7">
            <text:p>3.707</text:p>
          </table:table-cell>
          <table:table-cell office:value-type="percentage" office:value="0.35240992489780398" table:style-name="ce47">
            <text:p>35,2%</text:p>
          </table:table-cell>
          <table:table-cell office:value-type="float" office:value="2317" table:style-name="ce7">
            <text:p>2.317</text:p>
          </table:table-cell>
          <table:table-cell office:value-type="percentage" office:value="0.21008250974703055" table:style-name="ce47">
            <text:p>21,0%</text:p>
          </table:table-cell>
          <table:table-cell office:value-type="float" office:value="1292" table:style-name="ce7">
            <text:p>1.292</text:p>
          </table:table-cell>
          <table:table-cell office:value-type="percentage" office:value="0.34824797843665767" table:style-name="ce47">
            <text:p>34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961" table:style-name="ce7">
            <text:p>3.961</text:p>
          </table:table-cell>
          <table:table-cell office:value-type="percentage" office:value="0.73351851851851857" table:style-name="ce47">
            <text:p>73,4%</text:p>
          </table:table-cell>
          <table:table-cell office:value-type="float" office:value="4651" table:style-name="ce7">
            <text:p>4.651</text:p>
          </table:table-cell>
          <table:table-cell office:value-type="percentage" office:value="0.63416962094355056" table:style-name="ce47">
            <text:p>63,4%</text:p>
          </table:table-cell>
          <table:table-cell office:value-type="float" office:value="5358" table:style-name="ce7">
            <text:p>5.358</text:p>
          </table:table-cell>
          <table:table-cell office:value-type="percentage" office:value="0.53952270667606483" table:style-name="ce47">
            <text:p>54,0%</text:p>
          </table:table-cell>
          <table:table-cell office:value-type="float" office:value="3888" table:style-name="ce7">
            <text:p>3.888</text:p>
          </table:table-cell>
          <table:table-cell office:value-type="percentage" office:value="0.37398999615236628" table:style-name="ce47">
            <text:p>37,4%</text:p>
          </table:table-cell>
          <table:table-cell office:value-type="float" office:value="1062" table:style-name="ce7">
            <text:p>1.062</text:p>
          </table:table-cell>
          <table:table-cell office:value-type="percentage" office:value="0.23689493642650011" table:style-name="ce47">
            <text:p>23,7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014" table:style-name="ce7">
            <text:p>2.014</text:p>
          </table:table-cell>
          <table:table-cell office:value-type="percentage" office:value="0.5619419642857143" table:style-name="ce47">
            <text:p>56,2%</text:p>
          </table:table-cell>
          <table:table-cell office:value-type="float" office:value="4177" table:style-name="ce7">
            <text:p>4.177</text:p>
          </table:table-cell>
          <table:table-cell office:value-type="percentage" office:value="0.44084432717678101" table:style-name="ce47">
            <text:p>44,1%</text:p>
          </table:table-cell>
          <table:table-cell office:value-type="float" office:value="9224" table:style-name="ce7">
            <text:p>9.224</text:p>
          </table:table-cell>
          <table:table-cell office:value-type="percentage" office:value="0.41760231800072439" table:style-name="ce47">
            <text:p>41,8%</text:p>
          </table:table-cell>
          <table:table-cell office:value-type="float" office:value="1004" table:style-name="ce7">
            <text:p>1.004</text:p>
          </table:table-cell>
          <table:table-cell office:value-type="percentage" office:value="0.79304897314375988" table:style-name="ce47">
            <text:p>79,3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7" table:style-name="ce7">
            <text:p>7</text:p>
          </table:table-cell>
          <table:table-cell office:value-type="percentage" office:value="9.0909090909090912E-2" table:style-name="ce50">
            <text:p>9,1%</text:p>
          </table:table-cell>
          <table:table-cell office:value-type="float" office:value="42" table:style-name="ce7">
            <text:p>42</text:p>
          </table:table-cell>
          <table:table-cell office:value-type="percentage" office:value="0.15107913669064749" table:style-name="ce50">
            <text:p>15,1%</text:p>
          </table:table-cell>
          <table:table-cell office:value-type="float" office:value="102" table:style-name="ce7">
            <text:p>102</text:p>
          </table:table-cell>
          <table:table-cell office:value-type="percentage" office:value="0.11846689895470383" table:style-name="ce50">
            <text:p>11,8%</text:p>
          </table:table-cell>
          <table:table-cell office:value-type="float" office:value="101" table:style-name="ce7">
            <text:p>101</text:p>
          </table:table-cell>
          <table:table-cell office:value-type="percentage" office:value="5.6773468240584601E-2" table:style-name="ce50">
            <text:p>5,7%</text:p>
          </table:table-cell>
          <table:table-cell office:value-type="float" office:value="113" table:style-name="ce7">
            <text:p>113</text:p>
          </table:table-cell>
          <table:table-cell office:value-type="percentage" office:value="2.5705186533212011E-2" table:style-name="ce50">
            <text:p>2,6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066477" table:style-name="ce65">
            <text:p>6.066.477</text:p>
          </table:table-cell>
          <table:table-cell office:value-type="percentage" office:value="0.88607525234216" table:style-name="ce66">
            <text:p>88,61%</text:p>
          </table:table-cell>
          <table:table-cell office:value-type="float" office:value="4105835" table:style-name="ce65">
            <text:p>4.105.835</text:p>
          </table:table-cell>
          <table:table-cell office:value-type="percentage" office:value="0.78225125182377031" table:style-name="ce66">
            <text:p>78,23%</text:p>
          </table:table-cell>
          <table:table-cell office:value-type="float" office:value="2448948" table:style-name="ce65">
            <text:p>2.448.948</text:p>
          </table:table-cell>
          <table:table-cell office:value-type="percentage" office:value="0.36702160662661165" table:style-name="ce66">
            <text:p>36,70%</text:p>
          </table:table-cell>
          <table:table-cell office:value-type="float" office:value="1358723" table:style-name="ce65">
            <text:p>1.358.723</text:p>
          </table:table-cell>
          <table:table-cell office:value-type="percentage" office:value="0.19480176134399613" table:style-name="ce66">
            <text:p>19,48%</text:p>
          </table:table-cell>
          <table:table-cell office:value-type="float" office:value="1253227" table:style-name="ce65">
            <text:p>1.253.227</text:p>
          </table:table-cell>
          <table:table-cell office:value-type="percentage" office:value="0.63262789338238634" table:style-name="ce66">
            <text:p>63,26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201132" table:style-name="ce75">
            <text:p>201.132</text:p>
          </table:table-cell>
          <table:table-cell office:value-type="percentage" office:value="0.31503517150317256" table:style-name="ce76">
            <text:p>31,50%</text:p>
          </table:table-cell>
          <table:table-cell office:value-type="date" office:date-value="2022-01-04T00:00:00" table:style-name="ce77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31832" table:style-name="ce79">
            <text:p>31.832</text:p>
          </table:table-cell>
          <table:table-cell office:value-type="percentage" office:value="0.35312389066382677" table:style-name="ce80">
            <text:p>35,31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2328" table:style-name="ce79">
            <text:p>22.328</text:p>
          </table:table-cell>
          <table:table-cell office:value-type="percentage" office:value="0.40882541426348074" table:style-name="ce80">
            <text:p>40,88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3659" table:style-name="ce79">
            <text:p>13.659</text:p>
          </table:table-cell>
          <table:table-cell office:value-type="percentage" office:value="0.16218815678544712" table:style-name="ce80">
            <text:p>16,22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45956" table:style-name="ce79">
            <text:p>45.956</text:p>
          </table:table-cell>
          <table:table-cell office:value-type="percentage" office:value="0.33566576583156821" table:style-name="ce80">
            <text:p>33,5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17097" table:style-name="ce79">
            <text:p>17.097</text:p>
          </table:table-cell>
          <table:table-cell office:value-type="percentage" office:value="0.44930621255124564" table:style-name="ce80">
            <text:p>44,93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48325" table:style-name="ce79">
            <text:p>48.325</text:p>
          </table:table-cell>
          <table:table-cell office:value-type="percentage" office:value="0.34770939912649929" table:style-name="ce80">
            <text:p>34,7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46150" table:style-name="ce79">
            <text:p>46.150</text:p>
          </table:table-cell>
          <table:table-cell office:value-type="percentage" office:value="0.30773231622746183" table:style-name="ce80">
            <text:p>30,7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53334" table:style-name="ce79">
            <text:p>153.334</text:p>
          </table:table-cell>
          <table:table-cell office:value-type="percentage" office:value="0.26832443783358123" table:style-name="ce80">
            <text:p>26,83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6884" table:style-name="ce79">
            <text:p>106.884</text:p>
          </table:table-cell>
          <table:table-cell office:value-type="percentage" office:value="0.29591116352854213" table:style-name="ce80">
            <text:p>29,59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756" table:style-name="ce79">
            <text:p>24.756</text:p>
          </table:table-cell>
          <table:table-cell office:value-type="percentage" office:value="0.35580212136020006" table:style-name="ce80">
            <text:p>35,58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74954" table:style-name="ce79">
            <text:p>74.954</text:p>
          </table:table-cell>
          <table:table-cell office:value-type="percentage" office:value="0.48080414130204691" table:style-name="ce80">
            <text:p>48,08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7128" table:style-name="ce79">
            <text:p>7.128</text:p>
          </table:table-cell>
          <table:table-cell office:value-type="percentage" office:value="0.31482708360938122" table:style-name="ce80">
            <text:p>31,48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46890" table:style-name="ce79">
            <text:p>146.890</text:p>
          </table:table-cell>
          <table:table-cell office:value-type="percentage" office:value="0.29666117331523761" table:style-name="ce80">
            <text:p>29,6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39406" table:style-name="ce79">
            <text:p>39.406</text:p>
          </table:table-cell>
          <table:table-cell office:value-type="percentage" office:value="0.31665648805888591" table:style-name="ce80">
            <text:p>31,6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16406" table:style-name="ce79">
            <text:p>16.406</text:p>
          </table:table-cell>
          <table:table-cell office:value-type="percentage" office:value="0.327445462347564" table:style-name="ce80">
            <text:p>32,74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53394" table:style-name="ce79">
            <text:p>53.394</text:p>
          </table:table-cell>
          <table:table-cell office:value-type="percentage" office:value="0.35756187720990035" table:style-name="ce80">
            <text:p>35,76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169" table:style-name="ce79">
            <text:p>2.169</text:p>
          </table:table-cell>
          <table:table-cell office:value-type="percentage" office:value="0.2565345949142519" table:style-name="ce80">
            <text:p>25,65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538" table:style-name="ce79">
            <text:p>2.538</text:p>
          </table:table-cell>
          <table:table-cell office:value-type="percentage" office:value="0.26146080148346557" table:style-name="ce80">
            <text:p>26,15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04T00:00:00" table:style-name="ce85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1054338" table:style-name="ce87">
            <text:p>1.054.338</text:p>
          </table:table-cell>
          <table:table-cell office:value-type="percentage" office:value="0.31479579467323682" table:style-name="ce88">
            <text:p>31,48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1-05T15:28:11Z</dc:date>
  </office:meta>
</office:document-meta>
</file>